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943cm" table:align="left"/>
    </style:style>
    <style:style style:name="表1.A" style:family="table-column">
      <style:table-column-properties style:column-width="0.945cm"/>
    </style:style>
    <style:style style:name="表1.B" style:family="table-column">
      <style:table-column-properties style:column-width="2.427cm"/>
    </style:style>
    <style:style style:name="表1.C" style:family="table-column">
      <style:table-column-properties style:column-width="9.57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8.043cm" table:align="left"/>
    </style:style>
    <style:style style:name="表2.A" style:family="table-column">
      <style:table-column-properties style:column-width="0.838cm"/>
    </style:style>
    <style:style style:name="表2.B" style:family="table-column">
      <style:table-column-properties style:column-width="2.417cm"/>
    </style:style>
    <style:style style:name="表2.C" style:family="table-column">
      <style:table-column-properties style:column-width="4.789cm"/>
    </style:style>
    <style:style style:name="表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.C1" style:family="table-cell">
      <style:table-cell-properties style:border-line-width="0.002cm 0.088cm 0.002cm" fo:padding="0.053cm" fo:border="0.092cm double #808080"/>
    </style:style>
    <style:style style:name="表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" style:family="table">
      <style:table-properties style:width="8.043cm" table:align="left"/>
    </style:style>
    <style:style style:name="表3.A" style:family="table-column">
      <style:table-column-properties style:column-width="0.838cm"/>
    </style:style>
    <style:style style:name="表3.B" style:family="table-column">
      <style:table-column-properties style:column-width="2.417cm"/>
    </style:style>
    <style:style style:name="表3.C" style:family="table-column">
      <style:table-column-properties style:column-width="4.789cm"/>
    </style:style>
    <style:style style:name="表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.C1" style:family="table-cell">
      <style:table-cell-properties style:border-line-width="0.002cm 0.088cm 0.002cm" fo:padding="0.053cm" fo:border="0.092cm double #808080"/>
    </style:style>
    <style:style style:name="表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" style:family="table">
      <style:table-properties style:width="8.043cm" table:align="left"/>
    </style:style>
    <style:style style:name="表4.A" style:family="table-column">
      <style:table-column-properties style:column-width="0.838cm"/>
    </style:style>
    <style:style style:name="表4.B" style:family="table-column">
      <style:table-column-properties style:column-width="2.417cm"/>
    </style:style>
    <style:style style:name="表4.C" style:family="table-column">
      <style:table-column-properties style:column-width="4.789cm"/>
    </style:style>
    <style:style style:name="表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.C1" style:family="table-cell">
      <style:table-cell-properties style:border-line-width="0.002cm 0.088cm 0.002cm" fo:padding="0.053cm" fo:border="0.092cm double #808080"/>
    </style:style>
    <style:style style:name="表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" style:family="table">
      <style:table-properties style:width="9.578cm" table:align="left"/>
    </style:style>
    <style:style style:name="表5.A" style:family="table-column">
      <style:table-column-properties style:column-width="0.838cm"/>
    </style:style>
    <style:style style:name="表5.B" style:family="table-column">
      <style:table-column-properties style:column-width="2.417cm"/>
    </style:style>
    <style:style style:name="表5.C" style:family="table-column">
      <style:table-column-properties style:column-width="6.324cm"/>
    </style:style>
    <style:style style:name="表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.C1" style:family="table-cell">
      <style:table-cell-properties style:border-line-width="0.002cm 0.088cm 0.002cm" fo:padding="0.053cm" fo:border="0.092cm double #808080"/>
    </style:style>
    <style:style style:name="表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6" style:family="table">
      <style:table-properties style:width="9.578cm" table:align="left"/>
    </style:style>
    <style:style style:name="表6.A" style:family="table-column">
      <style:table-column-properties style:column-width="0.838cm"/>
    </style:style>
    <style:style style:name="表6.B" style:family="table-column">
      <style:table-column-properties style:column-width="2.417cm"/>
    </style:style>
    <style:style style:name="表6.C" style:family="table-column">
      <style:table-column-properties style:column-width="6.324cm"/>
    </style:style>
    <style:style style:name="表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6.C1" style:family="table-cell">
      <style:table-cell-properties style:border-line-width="0.002cm 0.088cm 0.002cm" fo:padding="0.053cm" fo:border="0.092cm double #808080"/>
    </style:style>
    <style:style style:name="表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7" style:family="table">
      <style:table-properties style:width="9.578cm" table:align="left"/>
    </style:style>
    <style:style style:name="表7.A" style:family="table-column">
      <style:table-column-properties style:column-width="0.838cm"/>
    </style:style>
    <style:style style:name="表7.B" style:family="table-column">
      <style:table-column-properties style:column-width="2.417cm"/>
    </style:style>
    <style:style style:name="表7.C" style:family="table-column">
      <style:table-column-properties style:column-width="6.324cm"/>
    </style:style>
    <style:style style:name="表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7.C1" style:family="table-cell">
      <style:table-cell-properties style:border-line-width="0.002cm 0.088cm 0.002cm" fo:padding="0.053cm" fo:border="0.092cm double #808080"/>
    </style:style>
    <style:style style:name="表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8" style:family="table">
      <style:table-properties style:width="9.578cm" table:align="left"/>
    </style:style>
    <style:style style:name="表8.A" style:family="table-column">
      <style:table-column-properties style:column-width="0.838cm"/>
    </style:style>
    <style:style style:name="表8.B" style:family="table-column">
      <style:table-column-properties style:column-width="2.417cm"/>
    </style:style>
    <style:style style:name="表8.C" style:family="table-column">
      <style:table-column-properties style:column-width="6.324cm"/>
    </style:style>
    <style:style style:name="表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8.C1" style:family="table-cell">
      <style:table-cell-properties style:border-line-width="0.002cm 0.088cm 0.002cm" fo:padding="0.053cm" fo:border="0.092cm double #808080"/>
    </style:style>
    <style:style style:name="表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9" style:family="table">
      <style:table-properties style:width="9.578cm" table:align="left"/>
    </style:style>
    <style:style style:name="表9.A" style:family="table-column">
      <style:table-column-properties style:column-width="0.838cm"/>
    </style:style>
    <style:style style:name="表9.B" style:family="table-column">
      <style:table-column-properties style:column-width="2.417cm"/>
    </style:style>
    <style:style style:name="表9.C" style:family="table-column">
      <style:table-column-properties style:column-width="6.324cm"/>
    </style:style>
    <style:style style:name="表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9.C1" style:family="table-cell">
      <style:table-cell-properties style:border-line-width="0.002cm 0.088cm 0.002cm" fo:padding="0.053cm" fo:border="0.092cm double #808080"/>
    </style:style>
    <style:style style:name="表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0" style:family="table">
      <style:table-properties style:width="9.578cm" table:align="left"/>
    </style:style>
    <style:style style:name="表10.A" style:family="table-column">
      <style:table-column-properties style:column-width="0.838cm"/>
    </style:style>
    <style:style style:name="表10.B" style:family="table-column">
      <style:table-column-properties style:column-width="2.417cm"/>
    </style:style>
    <style:style style:name="表10.C" style:family="table-column">
      <style:table-column-properties style:column-width="6.324cm"/>
    </style:style>
    <style:style style:name="表1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0.C1" style:family="table-cell">
      <style:table-cell-properties style:border-line-width="0.002cm 0.088cm 0.002cm" fo:padding="0.053cm" fo:border="0.092cm double #808080"/>
    </style:style>
    <style:style style:name="表1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1" style:family="table">
      <style:table-properties style:width="9.578cm" table:align="left"/>
    </style:style>
    <style:style style:name="表11.A" style:family="table-column">
      <style:table-column-properties style:column-width="0.838cm"/>
    </style:style>
    <style:style style:name="表11.B" style:family="table-column">
      <style:table-column-properties style:column-width="2.417cm"/>
    </style:style>
    <style:style style:name="表11.C" style:family="table-column">
      <style:table-column-properties style:column-width="6.324cm"/>
    </style:style>
    <style:style style:name="表1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1.C1" style:family="table-cell">
      <style:table-cell-properties style:border-line-width="0.002cm 0.088cm 0.002cm" fo:padding="0.053cm" fo:border="0.092cm double #808080"/>
    </style:style>
    <style:style style:name="表1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2" style:family="table">
      <style:table-properties style:width="9.578cm" table:align="left"/>
    </style:style>
    <style:style style:name="表12.A" style:family="table-column">
      <style:table-column-properties style:column-width="0.838cm"/>
    </style:style>
    <style:style style:name="表12.B" style:family="table-column">
      <style:table-column-properties style:column-width="2.417cm"/>
    </style:style>
    <style:style style:name="表12.C" style:family="table-column">
      <style:table-column-properties style:column-width="6.324cm"/>
    </style:style>
    <style:style style:name="表1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2.C1" style:family="table-cell">
      <style:table-cell-properties style:border-line-width="0.002cm 0.088cm 0.002cm" fo:padding="0.053cm" fo:border="0.092cm double #808080"/>
    </style:style>
    <style:style style:name="表1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3" style:family="table">
      <style:table-properties style:width="9.578cm" table:align="left"/>
    </style:style>
    <style:style style:name="表13.A" style:family="table-column">
      <style:table-column-properties style:column-width="0.838cm"/>
    </style:style>
    <style:style style:name="表13.B" style:family="table-column">
      <style:table-column-properties style:column-width="2.417cm"/>
    </style:style>
    <style:style style:name="表13.C" style:family="table-column">
      <style:table-column-properties style:column-width="6.324cm"/>
    </style:style>
    <style:style style:name="表1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3.C1" style:family="table-cell">
      <style:table-cell-properties style:border-line-width="0.002cm 0.088cm 0.002cm" fo:padding="0.053cm" fo:border="0.092cm double #808080"/>
    </style:style>
    <style:style style:name="表1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4" style:family="table">
      <style:table-properties style:width="9.578cm" table:align="left"/>
    </style:style>
    <style:style style:name="表14.A" style:family="table-column">
      <style:table-column-properties style:column-width="0.838cm"/>
    </style:style>
    <style:style style:name="表14.B" style:family="table-column">
      <style:table-column-properties style:column-width="2.417cm"/>
    </style:style>
    <style:style style:name="表14.C" style:family="table-column">
      <style:table-column-properties style:column-width="6.324cm"/>
    </style:style>
    <style:style style:name="表1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4.C1" style:family="table-cell">
      <style:table-cell-properties style:border-line-width="0.002cm 0.088cm 0.002cm" fo:padding="0.053cm" fo:border="0.092cm double #808080"/>
    </style:style>
    <style:style style:name="表1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5" style:family="table">
      <style:table-properties style:width="9.578cm" table:align="left"/>
    </style:style>
    <style:style style:name="表15.A" style:family="table-column">
      <style:table-column-properties style:column-width="0.838cm"/>
    </style:style>
    <style:style style:name="表15.B" style:family="table-column">
      <style:table-column-properties style:column-width="2.417cm"/>
    </style:style>
    <style:style style:name="表15.C" style:family="table-column">
      <style:table-column-properties style:column-width="6.324cm"/>
    </style:style>
    <style:style style:name="表1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5.C1" style:family="table-cell">
      <style:table-cell-properties style:border-line-width="0.002cm 0.088cm 0.002cm" fo:padding="0.053cm" fo:border="0.092cm double #808080"/>
    </style:style>
    <style:style style:name="表1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6" style:family="table">
      <style:table-properties style:width="9.578cm" table:align="left"/>
    </style:style>
    <style:style style:name="表16.A" style:family="table-column">
      <style:table-column-properties style:column-width="0.838cm"/>
    </style:style>
    <style:style style:name="表16.B" style:family="table-column">
      <style:table-column-properties style:column-width="2.417cm"/>
    </style:style>
    <style:style style:name="表16.C" style:family="table-column">
      <style:table-column-properties style:column-width="6.324cm"/>
    </style:style>
    <style:style style:name="表1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6.C1" style:family="table-cell">
      <style:table-cell-properties style:border-line-width="0.002cm 0.088cm 0.002cm" fo:padding="0.053cm" fo:border="0.092cm double #808080"/>
    </style:style>
    <style:style style:name="表1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7" style:family="table">
      <style:table-properties style:width="9.578cm" table:align="left"/>
    </style:style>
    <style:style style:name="表17.A" style:family="table-column">
      <style:table-column-properties style:column-width="0.838cm"/>
    </style:style>
    <style:style style:name="表17.B" style:family="table-column">
      <style:table-column-properties style:column-width="2.417cm"/>
    </style:style>
    <style:style style:name="表17.C" style:family="table-column">
      <style:table-column-properties style:column-width="6.324cm"/>
    </style:style>
    <style:style style:name="表1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7.C1" style:family="table-cell">
      <style:table-cell-properties style:border-line-width="0.002cm 0.088cm 0.002cm" fo:padding="0.053cm" fo:border="0.092cm double #808080"/>
    </style:style>
    <style:style style:name="表1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8" style:family="table">
      <style:table-properties style:width="9.578cm" table:align="left"/>
    </style:style>
    <style:style style:name="表18.A" style:family="table-column">
      <style:table-column-properties style:column-width="0.838cm"/>
    </style:style>
    <style:style style:name="表18.B" style:family="table-column">
      <style:table-column-properties style:column-width="2.417cm"/>
    </style:style>
    <style:style style:name="表18.C" style:family="table-column">
      <style:table-column-properties style:column-width="6.324cm"/>
    </style:style>
    <style:style style:name="表1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8.C1" style:family="table-cell">
      <style:table-cell-properties style:border-line-width="0.002cm 0.088cm 0.002cm" fo:padding="0.053cm" fo:border="0.092cm double #808080"/>
    </style:style>
    <style:style style:name="表1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19" style:family="table">
      <style:table-properties style:width="9.578cm" table:align="left"/>
    </style:style>
    <style:style style:name="表19.A" style:family="table-column">
      <style:table-column-properties style:column-width="0.838cm"/>
    </style:style>
    <style:style style:name="表19.B" style:family="table-column">
      <style:table-column-properties style:column-width="2.417cm"/>
    </style:style>
    <style:style style:name="表19.C" style:family="table-column">
      <style:table-column-properties style:column-width="6.324cm"/>
    </style:style>
    <style:style style:name="表1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19.C1" style:family="table-cell">
      <style:table-cell-properties style:border-line-width="0.002cm 0.088cm 0.002cm" fo:padding="0.053cm" fo:border="0.092cm double #808080"/>
    </style:style>
    <style:style style:name="表1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1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0" style:family="table">
      <style:table-properties style:width="9.578cm" table:align="left"/>
    </style:style>
    <style:style style:name="表20.A" style:family="table-column">
      <style:table-column-properties style:column-width="0.838cm"/>
    </style:style>
    <style:style style:name="表20.B" style:family="table-column">
      <style:table-column-properties style:column-width="2.417cm"/>
    </style:style>
    <style:style style:name="表20.C" style:family="table-column">
      <style:table-column-properties style:column-width="6.324cm"/>
    </style:style>
    <style:style style:name="表2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0.C1" style:family="table-cell">
      <style:table-cell-properties style:border-line-width="0.002cm 0.088cm 0.002cm" fo:padding="0.053cm" fo:border="0.092cm double #808080"/>
    </style:style>
    <style:style style:name="表2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1" style:family="table">
      <style:table-properties style:width="9.578cm" table:align="left"/>
    </style:style>
    <style:style style:name="表21.A" style:family="table-column">
      <style:table-column-properties style:column-width="0.838cm"/>
    </style:style>
    <style:style style:name="表21.B" style:family="table-column">
      <style:table-column-properties style:column-width="2.417cm"/>
    </style:style>
    <style:style style:name="表21.C" style:family="table-column">
      <style:table-column-properties style:column-width="6.324cm"/>
    </style:style>
    <style:style style:name="表2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1.C1" style:family="table-cell">
      <style:table-cell-properties style:border-line-width="0.002cm 0.088cm 0.002cm" fo:padding="0.053cm" fo:border="0.092cm double #808080"/>
    </style:style>
    <style:style style:name="表2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2" style:family="table">
      <style:table-properties style:width="14.531cm" table:align="left"/>
    </style:style>
    <style:style style:name="表22.A" style:family="table-column">
      <style:table-column-properties style:column-width="0.838cm"/>
    </style:style>
    <style:style style:name="表22.B" style:family="table-column">
      <style:table-column-properties style:column-width="2.417cm"/>
    </style:style>
    <style:style style:name="表22.C" style:family="table-column">
      <style:table-column-properties style:column-width="11.277cm"/>
    </style:style>
    <style:style style:name="表2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2.C1" style:family="table-cell">
      <style:table-cell-properties style:border-line-width="0.002cm 0.088cm 0.002cm" fo:padding="0.053cm" fo:border="0.092cm double #808080"/>
    </style:style>
    <style:style style:name="表2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3" style:family="table">
      <style:table-properties style:width="14.531cm" table:align="left"/>
    </style:style>
    <style:style style:name="表23.A" style:family="table-column">
      <style:table-column-properties style:column-width="0.838cm"/>
    </style:style>
    <style:style style:name="表23.B" style:family="table-column">
      <style:table-column-properties style:column-width="2.417cm"/>
    </style:style>
    <style:style style:name="表23.C" style:family="table-column">
      <style:table-column-properties style:column-width="11.277cm"/>
    </style:style>
    <style:style style:name="表2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3.C1" style:family="table-cell">
      <style:table-cell-properties style:border-line-width="0.002cm 0.088cm 0.002cm" fo:padding="0.053cm" fo:border="0.092cm double #808080"/>
    </style:style>
    <style:style style:name="表2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4" style:family="table">
      <style:table-properties style:width="14.531cm" table:align="left"/>
    </style:style>
    <style:style style:name="表24.A" style:family="table-column">
      <style:table-column-properties style:column-width="0.838cm"/>
    </style:style>
    <style:style style:name="表24.B" style:family="table-column">
      <style:table-column-properties style:column-width="2.417cm"/>
    </style:style>
    <style:style style:name="表24.C" style:family="table-column">
      <style:table-column-properties style:column-width="11.277cm"/>
    </style:style>
    <style:style style:name="表2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4.C1" style:family="table-cell">
      <style:table-cell-properties style:border-line-width="0.002cm 0.088cm 0.002cm" fo:padding="0.053cm" fo:border="0.092cm double #808080"/>
    </style:style>
    <style:style style:name="表2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5" style:family="table">
      <style:table-properties style:width="14.531cm" table:align="left"/>
    </style:style>
    <style:style style:name="表25.A" style:family="table-column">
      <style:table-column-properties style:column-width="0.838cm"/>
    </style:style>
    <style:style style:name="表25.B" style:family="table-column">
      <style:table-column-properties style:column-width="2.417cm"/>
    </style:style>
    <style:style style:name="表25.C" style:family="table-column">
      <style:table-column-properties style:column-width="11.277cm"/>
    </style:style>
    <style:style style:name="表2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5.C1" style:family="table-cell">
      <style:table-cell-properties style:border-line-width="0.002cm 0.088cm 0.002cm" fo:padding="0.053cm" fo:border="0.092cm double #808080"/>
    </style:style>
    <style:style style:name="表2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5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6" style:family="table">
      <style:table-properties style:width="14.531cm" table:align="left"/>
    </style:style>
    <style:style style:name="表26.A" style:family="table-column">
      <style:table-column-properties style:column-width="0.838cm"/>
    </style:style>
    <style:style style:name="表26.B" style:family="table-column">
      <style:table-column-properties style:column-width="2.417cm"/>
    </style:style>
    <style:style style:name="表26.C" style:family="table-column">
      <style:table-column-properties style:column-width="11.277cm"/>
    </style:style>
    <style:style style:name="表2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6.C1" style:family="table-cell">
      <style:table-cell-properties style:border-line-width="0.002cm 0.088cm 0.002cm" fo:padding="0.053cm" fo:border="0.092cm double #808080"/>
    </style:style>
    <style:style style:name="表2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7" style:family="table">
      <style:table-properties style:width="14.531cm" table:align="left"/>
    </style:style>
    <style:style style:name="表27.A" style:family="table-column">
      <style:table-column-properties style:column-width="0.838cm"/>
    </style:style>
    <style:style style:name="表27.B" style:family="table-column">
      <style:table-column-properties style:column-width="2.417cm"/>
    </style:style>
    <style:style style:name="表27.C" style:family="table-column">
      <style:table-column-properties style:column-width="11.277cm"/>
    </style:style>
    <style:style style:name="表2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7.C1" style:family="table-cell">
      <style:table-cell-properties style:border-line-width="0.002cm 0.088cm 0.002cm" fo:padding="0.053cm" fo:border="0.092cm double #808080"/>
    </style:style>
    <style:style style:name="表2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7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8" style:family="table">
      <style:table-properties style:width="14.531cm" table:align="left"/>
    </style:style>
    <style:style style:name="表28.A" style:family="table-column">
      <style:table-column-properties style:column-width="0.838cm"/>
    </style:style>
    <style:style style:name="表28.B" style:family="table-column">
      <style:table-column-properties style:column-width="2.417cm"/>
    </style:style>
    <style:style style:name="表28.C" style:family="table-column">
      <style:table-column-properties style:column-width="11.277cm"/>
    </style:style>
    <style:style style:name="表2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8.C1" style:family="table-cell">
      <style:table-cell-properties style:border-line-width="0.002cm 0.088cm 0.002cm" fo:padding="0.053cm" fo:border="0.092cm double #808080"/>
    </style:style>
    <style:style style:name="表2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8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0" style:family="table">
      <style:table-properties style:width="14.531cm" table:align="left"/>
    </style:style>
    <style:style style:name="表30.A" style:family="table-column">
      <style:table-column-properties style:column-width="0.838cm"/>
    </style:style>
    <style:style style:name="表30.B" style:family="table-column">
      <style:table-column-properties style:column-width="2.417cm"/>
    </style:style>
    <style:style style:name="表30.C" style:family="table-column">
      <style:table-column-properties style:column-width="11.277cm"/>
    </style:style>
    <style:style style:name="表3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0.C1" style:family="table-cell">
      <style:table-cell-properties style:border-line-width="0.002cm 0.088cm 0.002cm" fo:padding="0.053cm" fo:border="0.092cm double #808080"/>
    </style:style>
    <style:style style:name="表3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1" style:family="table">
      <style:table-properties style:width="14.531cm" table:align="left"/>
    </style:style>
    <style:style style:name="表31.A" style:family="table-column">
      <style:table-column-properties style:column-width="0.838cm"/>
    </style:style>
    <style:style style:name="表31.B" style:family="table-column">
      <style:table-column-properties style:column-width="2.417cm"/>
    </style:style>
    <style:style style:name="表31.C" style:family="table-column">
      <style:table-column-properties style:column-width="11.277cm"/>
    </style:style>
    <style:style style:name="表3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1.C1" style:family="table-cell">
      <style:table-cell-properties style:border-line-width="0.002cm 0.088cm 0.002cm" fo:padding="0.053cm" fo:border="0.092cm double #808080"/>
    </style:style>
    <style:style style:name="表3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1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2" style:family="table">
      <style:table-properties style:width="14.531cm" table:align="left"/>
    </style:style>
    <style:style style:name="表32.A" style:family="table-column">
      <style:table-column-properties style:column-width="0.838cm"/>
    </style:style>
    <style:style style:name="表32.B" style:family="table-column">
      <style:table-column-properties style:column-width="2.417cm"/>
    </style:style>
    <style:style style:name="表32.C" style:family="table-column">
      <style:table-column-properties style:column-width="11.277cm"/>
    </style:style>
    <style:style style:name="表3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2.C1" style:family="table-cell">
      <style:table-cell-properties style:border-line-width="0.002cm 0.088cm 0.002cm" fo:padding="0.053cm" fo:border="0.092cm double #808080"/>
    </style:style>
    <style:style style:name="表3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2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3" style:family="table">
      <style:table-properties style:width="14.531cm" table:align="left"/>
    </style:style>
    <style:style style:name="表33.A" style:family="table-column">
      <style:table-column-properties style:column-width="0.838cm"/>
    </style:style>
    <style:style style:name="表33.B" style:family="table-column">
      <style:table-column-properties style:column-width="2.417cm"/>
    </style:style>
    <style:style style:name="表33.C" style:family="table-column">
      <style:table-column-properties style:column-width="11.277cm"/>
    </style:style>
    <style:style style:name="表3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3.C1" style:family="table-cell">
      <style:table-cell-properties style:border-line-width="0.002cm 0.088cm 0.002cm" fo:padding="0.053cm" fo:border="0.092cm double #808080"/>
    </style:style>
    <style:style style:name="表3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3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4" style:family="table">
      <style:table-properties style:width="9.46cm" table:align="left"/>
    </style:style>
    <style:style style:name="表34.A" style:family="table-column">
      <style:table-column-properties style:column-width="0.838cm"/>
    </style:style>
    <style:style style:name="表34.B" style:family="table-column">
      <style:table-column-properties style:column-width="2.417cm"/>
    </style:style>
    <style:style style:name="表34.C" style:family="table-column">
      <style:table-column-properties style:column-width="6.205cm"/>
    </style:style>
    <style:style style:name="表3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4.C1" style:family="table-cell">
      <style:table-cell-properties style:border-line-width="0.002cm 0.088cm 0.002cm" fo:padding="0.053cm" fo:border="0.092cm double #808080"/>
    </style:style>
    <style:style style:name="表3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4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5" style:family="table">
      <style:table-properties style:width="5.821cm" fo:margin-left="0.161cm" fo:margin-right="11.019cm" table:align="margins"/>
    </style:style>
    <style:style style:name="表35.A" style:family="table-column">
      <style:table-column-properties style:column-width="2.845cm" style:rel-column-width="32032*"/>
    </style:style>
    <style:style style:name="表35.B" style:family="table-column">
      <style:table-column-properties style:column-width="2.976cm" style:rel-column-width="33503*"/>
    </style:style>
    <style:style style:name="表3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5.B1" style:family="table-cell">
      <style:table-cell-properties style:border-line-width="0.002cm 0.088cm 0.002cm" fo:padding="0.053cm" fo:border="0.092cm double #808080"/>
    </style:style>
    <style:style style:name="表3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7" style:family="table">
      <style:table-properties style:width="8.026cm" fo:margin-left="0.161cm" fo:margin-right="8.814cm" table:align="margins"/>
    </style:style>
    <style:style style:name="表37.A" style:family="table-column">
      <style:table-column-properties style:column-width="1.258cm" style:rel-column-width="10269*"/>
    </style:style>
    <style:style style:name="表37.B" style:family="table-column">
      <style:table-column-properties style:column-width="6.768cm" style:rel-column-width="55266*"/>
    </style:style>
    <style:style style:name="表3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7.B1" style:family="table-cell">
      <style:table-cell-properties style:border-line-width="0.002cm 0.088cm 0.002cm" fo:padding="0.053cm" fo:border="0.092cm double #808080"/>
    </style:style>
    <style:style style:name="表3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1" style:family="table">
      <style:table-properties style:width="5.6cm" fo:margin-left="0.161cm" fo:margin-right="11.24cm" table:align="margins"/>
    </style:style>
    <style:style style:name="表41.A" style:family="table-column">
      <style:table-column-properties style:column-width="2.69cm" style:rel-column-width="31477*"/>
    </style:style>
    <style:style style:name="表41.B" style:family="table-column">
      <style:table-column-properties style:column-width="2.91cm" style:rel-column-width="34058*"/>
    </style:style>
    <style:style style:name="表4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1.B1" style:family="table-cell">
      <style:table-cell-properties style:border-line-width="0.002cm 0.088cm 0.002cm" fo:padding="0.053cm" fo:border="0.092cm double #808080"/>
    </style:style>
    <style:style style:name="表4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0" style:family="table">
      <style:table-properties style:width="9.46cm" table:align="left"/>
    </style:style>
    <style:style style:name="表40.A" style:family="table-column">
      <style:table-column-properties style:column-width="0.838cm"/>
    </style:style>
    <style:style style:name="表40.B" style:family="table-column">
      <style:table-column-properties style:column-width="2.417cm"/>
    </style:style>
    <style:style style:name="表40.C" style:family="table-column">
      <style:table-column-properties style:column-width="6.205cm"/>
    </style:style>
    <style:style style:name="表4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0.C1" style:family="table-cell">
      <style:table-cell-properties style:border-line-width="0.002cm 0.088cm 0.002cm" fo:padding="0.053cm" fo:border="0.092cm double #808080"/>
    </style:style>
    <style:style style:name="表4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0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2" style:family="table">
      <style:table-properties style:width="5.821cm" fo:margin-left="0.161cm" fo:margin-right="11.019cm" table:align="margins"/>
    </style:style>
    <style:style style:name="表42.A" style:family="table-column">
      <style:table-column-properties style:column-width="2.845cm" style:rel-column-width="32032*"/>
    </style:style>
    <style:style style:name="表42.B" style:family="table-column">
      <style:table-column-properties style:column-width="2.976cm" style:rel-column-width="33503*"/>
    </style:style>
    <style:style style:name="表4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2.B1" style:family="table-cell">
      <style:table-cell-properties style:border-line-width="0.002cm 0.088cm 0.002cm" fo:padding="0.053cm" fo:border="0.092cm double #808080"/>
    </style:style>
    <style:style style:name="表4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3" style:family="table">
      <style:table-properties style:width="8.026cm" fo:margin-left="0.161cm" fo:margin-right="8.814cm" table:align="margins"/>
    </style:style>
    <style:style style:name="表43.A" style:family="table-column">
      <style:table-column-properties style:column-width="1.258cm" style:rel-column-width="10269*"/>
    </style:style>
    <style:style style:name="表43.B" style:family="table-column">
      <style:table-column-properties style:column-width="6.768cm" style:rel-column-width="55266*"/>
    </style:style>
    <style:style style:name="表43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3.B1" style:family="table-cell">
      <style:table-cell-properties style:border-line-width="0.002cm 0.088cm 0.002cm" fo:padding="0.053cm" fo:border="0.092cm double #808080"/>
    </style:style>
    <style:style style:name="表43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3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5" style:family="table">
      <style:table-properties style:width="5.821cm" fo:margin-left="0.161cm" fo:margin-right="11.019cm" table:align="margins"/>
    </style:style>
    <style:style style:name="表45.A" style:family="table-column">
      <style:table-column-properties style:column-width="2.845cm" style:rel-column-width="32032*"/>
    </style:style>
    <style:style style:name="表45.B" style:family="table-column">
      <style:table-column-properties style:column-width="2.976cm" style:rel-column-width="33503*"/>
    </style:style>
    <style:style style:name="表45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5.B1" style:family="table-cell">
      <style:table-cell-properties style:border-line-width="0.002cm 0.088cm 0.002cm" fo:padding="0.053cm" fo:border="0.092cm double #808080"/>
    </style:style>
    <style:style style:name="表45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5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4" style:family="table">
      <style:table-properties style:width="5.821cm" fo:margin-left="0.161cm" fo:margin-right="11.019cm" table:align="margins"/>
    </style:style>
    <style:style style:name="表44.A" style:family="table-column">
      <style:table-column-properties style:column-width="2.845cm" style:rel-column-width="32032*"/>
    </style:style>
    <style:style style:name="表44.B" style:family="table-column">
      <style:table-column-properties style:column-width="2.976cm" style:rel-column-width="33503*"/>
    </style:style>
    <style:style style:name="表44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4.B1" style:family="table-cell">
      <style:table-cell-properties style:border-line-width="0.002cm 0.088cm 0.002cm" fo:padding="0.053cm" fo:border="0.092cm double #808080"/>
    </style:style>
    <style:style style:name="表44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4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6" style:family="table">
      <style:table-properties style:width="11.642cm" table:align="left"/>
    </style:style>
    <style:style style:name="表46.A" style:family="table-column">
      <style:table-column-properties style:column-width="0.504cm"/>
    </style:style>
    <style:style style:name="表46.B" style:family="table-column">
      <style:table-column-properties style:column-width="1.461cm"/>
    </style:style>
    <style:style style:name="表46.C" style:family="table-column">
      <style:table-column-properties style:column-width="4.838cm"/>
    </style:style>
    <style:style style:name="表4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6.D1" style:family="table-cell">
      <style:table-cell-properties style:border-line-width="0.002cm 0.088cm 0.002cm" fo:padding="0.053cm" fo:border="0.092cm double #808080"/>
    </style:style>
    <style:style style:name="表4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6.D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7" style:family="table">
      <style:table-properties style:width="5.821cm" fo:margin-left="0.161cm" fo:margin-right="11.019cm" table:align="margins"/>
    </style:style>
    <style:style style:name="表47.A" style:family="table-column">
      <style:table-column-properties style:column-width="2.845cm" style:rel-column-width="32032*"/>
    </style:style>
    <style:style style:name="表47.B" style:family="table-column">
      <style:table-column-properties style:column-width="2.976cm" style:rel-column-width="33503*"/>
    </style:style>
    <style:style style:name="表47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7.B1" style:family="table-cell">
      <style:table-cell-properties style:border-line-width="0.002cm 0.088cm 0.002cm" fo:padding="0.053cm" fo:border="0.092cm double #808080"/>
    </style:style>
    <style:style style:name="表47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7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8" style:family="table">
      <style:table-properties style:width="8.026cm" fo:margin-left="0.161cm" fo:margin-right="8.814cm" table:align="margins"/>
    </style:style>
    <style:style style:name="表48.A" style:family="table-column">
      <style:table-column-properties style:column-width="1.258cm" style:rel-column-width="10269*"/>
    </style:style>
    <style:style style:name="表48.B" style:family="table-column">
      <style:table-column-properties style:column-width="6.768cm" style:rel-column-width="55266*"/>
    </style:style>
    <style:style style:name="表4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8.B1" style:family="table-cell">
      <style:table-cell-properties style:border-line-width="0.002cm 0.088cm 0.002cm" fo:padding="0.053cm" fo:border="0.092cm double #808080"/>
    </style:style>
    <style:style style:name="表4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0" style:family="table">
      <style:table-properties style:width="5.821cm" fo:margin-left="0.161cm" fo:margin-right="11.019cm" table:align="margins"/>
    </style:style>
    <style:style style:name="表50.A" style:family="table-column">
      <style:table-column-properties style:column-width="2.845cm" style:rel-column-width="32032*"/>
    </style:style>
    <style:style style:name="表50.B" style:family="table-column">
      <style:table-column-properties style:column-width="2.976cm" style:rel-column-width="33503*"/>
    </style:style>
    <style:style style:name="表50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0.B1" style:family="table-cell">
      <style:table-cell-properties style:border-line-width="0.002cm 0.088cm 0.002cm" fo:padding="0.053cm" fo:border="0.092cm double #808080"/>
    </style:style>
    <style:style style:name="表50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0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6" style:family="table">
      <style:table-properties style:width="9.46cm" table:align="left"/>
    </style:style>
    <style:style style:name="表36.A" style:family="table-column">
      <style:table-column-properties style:column-width="0.838cm"/>
    </style:style>
    <style:style style:name="表36.B" style:family="table-column">
      <style:table-column-properties style:column-width="2.417cm"/>
    </style:style>
    <style:style style:name="表36.C" style:family="table-column">
      <style:table-column-properties style:column-width="6.205cm"/>
    </style:style>
    <style:style style:name="表36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6.C1" style:family="table-cell">
      <style:table-cell-properties style:border-line-width="0.002cm 0.088cm 0.002cm" fo:padding="0.053cm" fo:border="0.092cm double #808080"/>
    </style:style>
    <style:style style:name="表36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6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8" style:family="table">
      <style:table-properties style:width="5.821cm" fo:margin-left="0.161cm" fo:margin-right="11.019cm" table:align="margins"/>
    </style:style>
    <style:style style:name="表38.A" style:family="table-column">
      <style:table-column-properties style:column-width="2.845cm" style:rel-column-width="32032*"/>
    </style:style>
    <style:style style:name="表38.B" style:family="table-column">
      <style:table-column-properties style:column-width="2.976cm" style:rel-column-width="33503*"/>
    </style:style>
    <style:style style:name="表38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8.B1" style:family="table-cell">
      <style:table-cell-properties style:border-line-width="0.002cm 0.088cm 0.002cm" fo:padding="0.053cm" fo:border="0.092cm double #808080"/>
    </style:style>
    <style:style style:name="表38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8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39" style:family="table">
      <style:table-properties style:width="8.026cm" fo:margin-left="0.161cm" fo:margin-right="8.814cm" table:align="margins"/>
    </style:style>
    <style:style style:name="表39.A" style:family="table-column">
      <style:table-column-properties style:column-width="1.258cm" style:rel-column-width="10269*"/>
    </style:style>
    <style:style style:name="表39.B" style:family="table-column">
      <style:table-column-properties style:column-width="6.768cm" style:rel-column-width="55266*"/>
    </style:style>
    <style:style style:name="表3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39.B1" style:family="table-cell">
      <style:table-cell-properties style:border-line-width="0.002cm 0.088cm 0.002cm" fo:padding="0.053cm" fo:border="0.092cm double #808080"/>
    </style:style>
    <style:style style:name="表3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39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29" style:family="table">
      <style:table-properties style:width="14.531cm" table:align="left"/>
    </style:style>
    <style:style style:name="表29.A" style:family="table-column">
      <style:table-column-properties style:column-width="0.838cm"/>
    </style:style>
    <style:style style:name="表29.B" style:family="table-column">
      <style:table-column-properties style:column-width="2.417cm"/>
    </style:style>
    <style:style style:name="表29.C" style:family="table-column">
      <style:table-column-properties style:column-width="11.277cm"/>
    </style:style>
    <style:style style:name="表2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29.C1" style:family="table-cell">
      <style:table-cell-properties style:border-line-width="0.002cm 0.088cm 0.002cm" fo:padding="0.053cm" fo:border="0.092cm double #808080"/>
    </style:style>
    <style:style style:name="表2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2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49" style:family="table">
      <style:table-properties style:width="9.46cm" table:align="left"/>
    </style:style>
    <style:style style:name="表49.A" style:family="table-column">
      <style:table-column-properties style:column-width="0.838cm"/>
    </style:style>
    <style:style style:name="表49.B" style:family="table-column">
      <style:table-column-properties style:column-width="2.417cm"/>
    </style:style>
    <style:style style:name="表49.C" style:family="table-column">
      <style:table-column-properties style:column-width="6.205cm"/>
    </style:style>
    <style:style style:name="表49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49.C1" style:family="table-cell">
      <style:table-cell-properties style:border-line-width="0.002cm 0.088cm 0.002cm" fo:padding="0.053cm" fo:border="0.092cm double #808080"/>
    </style:style>
    <style:style style:name="表49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49.C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1" style:family="table">
      <style:table-properties style:width="5.821cm" fo:margin-left="0.161cm" fo:margin-right="11.019cm" table:align="margins"/>
    </style:style>
    <style:style style:name="表51.A" style:family="table-column">
      <style:table-column-properties style:column-width="2.845cm" style:rel-column-width="32032*"/>
    </style:style>
    <style:style style:name="表51.B" style:family="table-column">
      <style:table-column-properties style:column-width="2.976cm" style:rel-column-width="33503*"/>
    </style:style>
    <style:style style:name="表51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1.B1" style:family="table-cell">
      <style:table-cell-properties style:border-line-width="0.002cm 0.088cm 0.002cm" fo:padding="0.053cm" fo:border="0.092cm double #808080"/>
    </style:style>
    <style:style style:name="表51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1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表52" style:family="table">
      <style:table-properties style:width="8.026cm" fo:margin-left="0.161cm" fo:margin-right="8.814cm" table:align="margins"/>
    </style:style>
    <style:style style:name="表52.A" style:family="table-column">
      <style:table-column-properties style:column-width="1.258cm" style:rel-column-width="10269*"/>
    </style:style>
    <style:style style:name="表52.B" style:family="table-column">
      <style:table-column-properties style:column-width="6.768cm" style:rel-column-width="55266*"/>
    </style:style>
    <style:style style:name="表52.A1" style:family="table-cell">
      <style:table-cell-properties style:border-line-width-left="0.002cm 0.088cm 0.002cm" style:border-line-width-top="0.002cm 0.088cm 0.002cm" style:border-line-width-bottom="0.002cm 0.088cm 0.002cm" fo:padding="0.053cm" fo:border-left="0.092cm double #808080" fo:border-right="none" fo:border-top="0.092cm double #808080" fo:border-bottom="0.092cm double #808080"/>
    </style:style>
    <style:style style:name="表52.B1" style:family="table-cell">
      <style:table-cell-properties style:border-line-width="0.002cm 0.088cm 0.002cm" fo:padding="0.053cm" fo:border="0.092cm double #808080"/>
    </style:style>
    <style:style style:name="表52.A2" style:family="table-cell">
      <style:table-cell-properties style:border-line-width-left="0.002cm 0.088cm 0.002cm" style:border-line-width-bottom="0.002cm 0.088cm 0.002cm" fo:padding="0.053cm" fo:border-left="0.092cm double #808080" fo:border-right="none" fo:border-top="none" fo:border-bottom="0.092cm double #808080"/>
    </style:style>
    <style:style style:name="表52.B2" style:family="table-cell">
      <style:table-cell-properties style:border-line-width-left="0.002cm 0.088cm 0.002cm" style:border-line-width-right="0.002cm 0.088cm 0.002cm" style:border-line-width-bottom="0.002cm 0.088cm 0.002cm" fo:padding="0.053cm" fo:border-left="0.092cm double #808080" fo:border-right="0.092cm double #808080" fo:border-top="none" fo:border-bottom="0.092cm double #808080"/>
    </style:style>
    <style:style style:name="P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0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11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12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1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8pt" fo:font-style="normal" style:text-underline-style="none" fo:font-weight="normal" style:text-blinking="false" fo:background-color="#ffff99" style:font-name-asian="Arial1" style:font-size-asian="18pt" style:language-asian="ja" style:country-asian="JP" style:font-style-asian="normal" style:font-weight-asian="normal" style:font-size-complex="18pt"/>
    </style:style>
    <style:style style:name="P1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2pt" fo:font-style="normal" style:text-underline-style="none" fo:font-weight="normal" style:text-blinking="false" fo:background-color="#ffff99" style:font-name-asian="Arial1" style:font-size-asian="22pt" style:language-asian="ja" style:country-asian="JP" style:font-style-asian="normal" style:font-weight-asian="normal" style:font-size-complex="22pt"/>
    </style:style>
    <style:style style:name="P17" style:family="paragraph" style:parent-style-name="Text_20_body">
      <style:paragraph-properties fo:margin-top="0cm" fo:margin-bottom="0cm" fo:line-height="179%" style:writing-mode="lr-tb"/>
    </style:style>
    <style:style style:name="P18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19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21" style:family="paragraph" style:parent-style-name="Table_20_Contents">
      <style:paragraph-properties fo:margin-top="0cm" fo:margin-bottom="0cm" fo:line-height="179%" fo:padding="0.176cm" fo:border="0.035cm solid #808080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2" style:family="paragraph" style:parent-style-name="Table_20_Contents">
      <style:text-properties style:language-asian="ja" style:country-asian="JP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2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3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31" style:family="paragraph" style:parent-style-name="Text_20_body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3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34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5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36" style:family="paragraph" style:parent-style-name="Text_20_body">
      <style:text-properties style:font-name="Arial" fo:font-size="12pt" style:font-name-asian="Arial" style:font-size-asian="12pt" style:language-asian="ja" style:country-asian="JP" style:font-size-complex="12pt"/>
    </style:style>
    <style:style style:name="P37" style:family="paragraph" style:parent-style-name="Standard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38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39" style:family="paragraph" style:parent-style-name="Standard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0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41" style:family="paragraph" style:parent-style-name="Standard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42" style:family="paragraph" style:parent-style-name="Text_20_body">
      <style:text-properties style:font-name="Arial" fo:font-size="12pt" style:font-name-asian="Arial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ize-complex="12pt"/>
    </style:style>
    <style:style style:name="P44" style:family="paragraph" style:parent-style-name="Text_20_body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5" style:family="paragraph" style:parent-style-name="Text_20_body" style:list-style-name="L2">
      <style:paragraph-properties fo:margin-top="0cm" fo:margin-bottom="0cm" fo:line-height="179%" style:writing-mode="lr-tb"/>
      <style:text-properties style:font-name="Arial" fo:font-size="12pt" style:font-name-asian="Arial" style:font-size-asian="12pt" style:font-size-complex="12pt"/>
    </style:style>
    <style:style style:name="P46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47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tyle-asian="normal" style:font-weight-asian="normal" style:font-size-complex="12pt"/>
    </style:style>
    <style:style style:name="P48" style:family="paragraph" style:parent-style-name="Text_20_body">
      <style:paragraph-properties fo:margin-top="0cm" fo:margin-bottom="0cm" fo:line-height="179%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name-asian="Arial" style:font-size-asian="12pt" style:font-size-complex="12pt"/>
    </style:style>
    <style:style style:name="P4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P5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name-asian="Arial1" style:font-size-asian="11pt" style:font-style-asian="normal" style:font-weight-asian="normal"/>
    </style:style>
    <style:style style:name="P5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14pt" fo:font-style="normal" style:text-underline-style="none" fo:font-weight="normal" style:text-blinking="false" fo:background-color="#ffff99" style:font-name-asian="Arial1" style:font-size-asian="14pt" style:language-asian="ja" style:country-asian="JP" style:font-style-asian="normal" style:font-weight-asian="normal" style:font-size-complex="14pt"/>
    </style:style>
    <style:style style:name="P54" style:family="paragraph" style:parent-style-name="Text_20_body">
      <style:paragraph-properties fo:margin-top="0cm" fo:margin-bottom="0cm" fo:line-height="179%" style:writing-mode="lr-tb"/>
    </style:style>
    <style:style style:name="P55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P56" style:family="paragraph" style:parent-style-name="Text_20_body" style:list-style-name="L3">
      <style:paragraph-properties fo:margin-top="0.423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language-asian="ja" style:country-asian="JP" style:font-style-asian="normal" style:font-weight-asian="normal"/>
    </style:style>
    <style:style style:name="P57" style:family="paragraph" style:parent-style-name="Table_20_Contents" style:list-style-name="L1">
      <style:text-properties style:language-asian="ja" style:country-asian="JP"/>
    </style:style>
    <style:style style:name="P58" style:family="paragraph" style:parent-style-name="Table_20_Contents">
      <style:text-properties style:font-name="Arial" fo:font-size="12pt" style:font-name-asian="Arial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2pt" style:font-name-asian="Arial" style:font-size-asian="12pt" style:font-size-complex="12pt"/>
    </style:style>
    <style:style style:name="P60" style:family="paragraph" style:parent-style-name="Table_20_Contents">
      <style:text-properties style:font-name="Arial" fo:font-size="12pt" style:font-name-asian="Arial" style:font-size-asian="12pt" style:language-asian="ja" style:country-asian="JP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0000ff" style:font-name="Arial" fo:font-size="12pt" style:font-name-asian="Arial" style:font-size-asian="12pt" style:language-asian="ja" style:country-asian="JP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Arial" fo:font-size="12pt" style:font-name-asian="Arial" style:font-size-asian="12pt" style:language-asian="ja" style:country-asian="JP" style:font-size-complex="12pt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 style:font-style-asian="normal" style:font-weight-asian="normal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norm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 style:font-style-asian="normal" style:font-weight-asian="bold"/>
    </style:style>
    <style:style style:name="T8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normal" style:font-size-complex="12pt"/>
    </style:style>
    <style:style style:name="T9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language-asian="ja" style:country-asian="JP" style:font-style-asian="normal" style:font-weight-asian="bold" style:font-size-complex="12pt"/>
    </style:style>
    <style:style style:name="T10" style:family="text">
      <style:text-properties fo:font-variant="normal" fo:text-transform="none" fo:color="#3366ff" style:text-line-through-style="none" style:text-underline-style="none" style:text-blinking="false" fo:background-color="transparent" style:font-name-asian="Arial1" style:font-size-asian="11pt" style:font-style-asian="normal" style:font-weight-asian="normal"/>
    </style:style>
    <style:style style:name="T11" style:family="text">
      <style:text-properties fo:font-variant="normal" fo:text-transform="none" fo:color="#3366ff" style:text-line-through-style="none" style:text-underline-style="none" style:text-blinking="false" fo:background-color="transparent" style:font-weight-asian="normal"/>
    </style:style>
    <style:style style:name="T12" style:family="text">
      <style:text-properties fo:font-variant="normal" fo:text-transform="none" fo:color="#3366ff" style:text-line-through-style="none" style:text-underline-style="none" style:text-blinking="false" fo:background-color="transparent" style:language-asian="ja" style:country-asian="JP" style:font-weight-asian="normal"/>
    </style:style>
    <style:style style:name="T13" style:family="text">
      <style:text-properties fo:font-variant="normal" fo:text-transform="none" fo:color="#3366ff" style:text-line-through-style="none" style:text-underline-style="none" style:text-blinking="false" fo:background-color="transparent" style:font-style-asian="normal" style:font-weight-asian="normal"/>
    </style:style>
    <style:style style:name="T14" style:family="text">
      <style:text-properties style:font-name="Arial1" fo:font-size="11pt" fo:font-style="normal" fo:font-weight="normal"/>
    </style:style>
    <style:style style:name="T15" style:family="text">
      <style:text-properties style:font-name="Arial1" fo:font-size="11pt" fo:font-style="normal" fo:font-weight="normal" style:font-name-asian="Arial1" style:font-size-asian="11pt" style:language-asian="ja" style:country-asian="JP" style:font-style-asian="normal" style:font-weight-asian="normal"/>
    </style:style>
    <style:style style:name="T16" style:family="text">
      <style:text-properties style:font-name-asian="Arial1" style:font-size-asian="11pt" style:font-style-asian="normal" style:font-weight-asian="normal"/>
    </style:style>
    <style:style style:name="T17" style:family="text">
      <style:text-properties style:language-asian="ja" style:country-asian="JP"/>
    </style:style>
    <style:style style:name="T18" style:family="text">
      <style:text-properties fo:color="#3333ff" style:font-name="Arial1" fo:font-size="22pt" fo:font-style="normal" fo:font-weight="normal" fo:background-color="#ffff99" style:font-size-asian="22pt" style:font-size-complex="22pt"/>
    </style:style>
    <style:style style:name="T19" style:family="text">
      <style:text-properties fo:color="#3333ff" style:font-name="Arial1" fo:font-size="22pt" fo:font-style="normal" fo:font-weight="normal" style:font-size-asian="22pt" style:font-size-complex="22pt"/>
    </style:style>
    <style:style style:name="T20" style:family="text">
      <style:text-properties fo:font-weight="normal" style:font-style-asian="normal" style:font-weight-asian="normal" style:font-weight-complex="normal"/>
    </style:style>
    <style:style style:name="T21" style:family="text">
      <style:text-properties fo:font-weight="normal" style:language-asian="ja" style:country-asian="JP" style:font-style-asian="normal" style:font-weight-asian="normal" style:font-weight-complex="normal"/>
    </style:style>
    <style:style style:name="T22" style:family="text">
      <style:text-properties fo:font-weight="normal" style:font-weight-complex="normal"/>
    </style:style>
    <style:style style:name="T23" style:family="text">
      <style:text-properties style:font-weight-complex="normal"/>
    </style:style>
    <style:style style:name="T24" style:family="text">
      <style:text-properties style:font-weight-asian="bold"/>
    </style:style>
    <style:style style:name="T25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05e466e3-7fff-8b61-d9e3-67930b70d22a"/>-------------------------------------------------------- [20190801_13561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>1</text:p>
          </table:table-cell>
          <table:table-cell table:style-name="表1.A1" office:value-type="string">
            <text:p text:style-name="P20">作業日</text:p>
          </table:table-cell>
          <table:table-cell table:style-name="表1.A1" office:value-type="string">
            <text:p text:style-name="P21"><text:span text:style-name="T14">7/31 </text:span><text:span text:style-name="T16">水曜日</text:span></text:p>
          </table:table-cell>
        </table:table-row>
        <table:table-row>
          <table:table-cell table:style-name="表1.A1" office:value-type="string">
            <text:p text:style-name="P19">2</text:p>
          </table:table-cell>
          <table:table-cell table:style-name="表1.A1" office:value-type="string">
            <text:p text:style-name="P20">発注者</text:p>
          </table:table-cell>
          <table:table-cell table:style-name="表1.A1" office:value-type="string">
            <text:p text:style-name="P20">住友電設</text:p>
          </table:table-cell>
        </table:table-row>
        <table:table-row>
          <table:table-cell table:style-name="表1.A1" office:value-type="string">
            <text:p text:style-name="P19">3</text:p>
          </table:table-cell>
          <table:table-cell table:style-name="表1.A1" office:value-type="string">
            <text:p text:style-name="P20">工事件名</text:p>
          </table:table-cell>
          <table:table-cell table:style-name="表1.A1" office:value-type="string">
            <text:p text:style-name="P20">殿町プロジェクトⅢ新築工事</text:p>
          </table:table-cell>
        </table:table-row>
        <table:table-row>
          <table:table-cell table:style-name="表1.A1" office:value-type="string">
            <text:p text:style-name="P19">4</text:p>
          </table:table-cell>
          <table:table-cell table:style-name="表1.A1" office:value-type="string">
            <text:p text:style-name="P20">人数</text:p>
          </table:table-cell>
          <table:table-cell table:style-name="表1.A1" office:value-type="string">
            <text:p text:style-name="P20">１名</text:p>
          </table:table-cell>
        </table:table-row>
        <table:table-row>
          <table:table-cell table:style-name="表1.A1" office:value-type="string">
            <text:p text:style-name="P19">5</text:p>
          </table:table-cell>
          <table:table-cell table:style-name="表1.A1" office:value-type="string">
            <text:p text:style-name="P20">作業時間</text:p>
          </table:table-cell>
          <table:table-cell table:style-name="表1.A1" office:value-type="string">
            <text:p text:style-name="P20">８：００－１７：００（定時）</text:p>
          </table:table-cell>
        </table:table-row>
        <table:table-row>
          <table:table-cell table:style-name="表1.A1" office:value-type="string">
            <text:p text:style-name="P19">6</text:p>
          </table:table-cell>
          <table:table-cell table:style-name="表1.A1" office:value-type="string">
            <text:p text:style-name="P20">備考</text:p>
          </table:table-cell>
          <table:table-cell table:style-name="表1.A1" office:value-type="string">
            <text:p text:style-name="P19">-</text:p>
          </table:table-cell>
        </table:table-row>
      </table:table>
      <text:p text:style-name="Text_20_body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7.31.</text:span><text:span text:style-name="T16">水</text:span></text:p>
      <text:p text:style-name="Text_20_body"/>
      <text:p text:style-name="P1">-------------------------------------------------------- [20190810_165327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>1</text:p>
          </table:table-cell>
          <table:table-cell table:style-name="表2.A1" office:value-type="string">
            <text:p text:style-name="Table_20_Contents">作業日</text:p>
          </table:table-cell>
          <table:table-cell table:style-name="表2.C1" office:value-type="string">
            <text:p text:style-name="P22">8/9 金曜日</text:p>
          </table:table-cell>
        </table:table-row>
        <text:soft-page-break/>
        <table:table-row>
          <table:table-cell table:style-name="表2.A2" office:value-type="string">
            <text:p text:style-name="Table_20_Contents">2</text:p>
          </table:table-cell>
          <table:table-cell table:style-name="表2.A2" office:value-type="string">
            <text:p text:style-name="Table_20_Contents">発注者</text:p>
          </table:table-cell>
          <table:table-cell table:style-name="表2.C2" office:value-type="string">
            <text:p text:style-name="P22">相模設備工業</text:p>
          </table:table-cell>
        </table:table-row>
        <table:table-row>
          <table:table-cell table:style-name="表2.A2" office:value-type="string">
            <text:p text:style-name="Table_20_Contents">3</text:p>
          </table:table-cell>
          <table:table-cell table:style-name="表2.A2" office:value-type="string">
            <text:p text:style-name="Table_20_Contents">工事件名</text:p>
          </table:table-cell>
          <table:table-cell table:style-name="表2.C2" office:value-type="string">
            <text:p text:style-name="P22">世田谷砧５丁目計画</text:p>
          </table:table-cell>
        </table:table-row>
        <table:table-row>
          <table:table-cell table:style-name="表2.A2" office:value-type="string">
            <text:p text:style-name="Table_20_Contents">4</text:p>
          </table:table-cell>
          <table:table-cell table:style-name="表2.A2" office:value-type="string">
            <text:p text:style-name="Table_20_Contents">人数</text:p>
          </table:table-cell>
          <table:table-cell table:style-name="表2.C2" office:value-type="string">
            <text:p text:style-name="P22">１名</text:p>
          </table:table-cell>
        </table:table-row>
        <table:table-row>
          <table:table-cell table:style-name="表2.A2" office:value-type="string">
            <text:p text:style-name="Table_20_Contents">5</text:p>
          </table:table-cell>
          <table:table-cell table:style-name="表2.A2" office:value-type="string">
            <text:p text:style-name="Table_20_Contents">作業時間</text:p>
          </table:table-cell>
          <table:table-cell table:style-name="表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.A2" office:value-type="string">
            <text:p text:style-name="Table_20_Contents">6</text:p>
          </table:table-cell>
          <table:table-cell table:style-name="表2.A2" office:value-type="string">
            <text:p text:style-name="Table_20_Contents">備考</text:p>
          </table:table-cell>
          <table:table-cell table:style-name="表2.C2" office:value-type="string">
            <text:p text:style-name="Table_20_Contents">-</text:p>
          </table:table-cell>
        </table:table-row>
      </table:table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9.</text:span><text:span text:style-name="T15">金</text:span></text:p>
      <text:p text:style-name="Text_20_body"/>
      <text:p text:style-name="P1">-------------------------------------------------------- [20190821_14230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>1</text:p>
          </table:table-cell>
          <table:table-cell table:style-name="表3.A1" office:value-type="string">
            <text:p text:style-name="Table_20_Contents">作業日</text:p>
          </table:table-cell>
          <table:table-cell table:style-name="表3.C1" office:value-type="string">
            <text:p text:style-name="P22">8/20 火曜日</text:p>
          </table:table-cell>
        </table:table-row>
        <table:table-row>
          <table:table-cell table:style-name="表3.A2" office:value-type="string">
            <text:p text:style-name="Table_20_Contents">2</text:p>
          </table:table-cell>
          <table:table-cell table:style-name="表3.A2" office:value-type="string">
            <text:p text:style-name="Table_20_Contents">発注者</text:p>
          </table:table-cell>
          <table:table-cell table:style-name="表3.C2" office:value-type="string">
            <text:p text:style-name="P22">株式会社　エムケイ</text:p>
          </table:table-cell>
        </table:table-row>
        <table:table-row>
          <table:table-cell table:style-name="表3.A2" office:value-type="string">
            <text:p text:style-name="Table_20_Contents">3</text:p>
          </table:table-cell>
          <table:table-cell table:style-name="表3.A2" office:value-type="string">
            <text:p text:style-name="Table_20_Contents">工事件名</text:p>
          </table:table-cell>
          <table:table-cell table:style-name="表3.C2" office:value-type="string">
            <text:p text:style-name="P22">クオス湘南台Ⅱ</text:p>
          </table:table-cell>
        </table:table-row>
        <table:table-row>
          <table:table-cell table:style-name="表3.A2" office:value-type="string">
            <text:p text:style-name="Table_20_Contents">4</text:p>
          </table:table-cell>
          <table:table-cell table:style-name="表3.A2" office:value-type="string">
            <text:p text:style-name="Table_20_Contents">人数</text:p>
          </table:table-cell>
          <table:table-cell table:style-name="表3.C2" office:value-type="string">
            <text:p text:style-name="P22">１名</text:p>
          </table:table-cell>
        </table:table-row>
        <table:table-row>
          <table:table-cell table:style-name="表3.A2" office:value-type="string">
            <text:p text:style-name="Table_20_Contents">5</text:p>
          </table:table-cell>
          <table:table-cell table:style-name="表3.A2" office:value-type="string">
            <text:p text:style-name="Table_20_Contents">作業時間</text:p>
          </table:table-cell>
          <table:table-cell table:style-name="表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.A2" office:value-type="string">
            <text:p text:style-name="Table_20_Contents">6</text:p>
          </table:table-cell>
          <table:table-cell table:style-name="表3.A2" office:value-type="string">
            <text:p text:style-name="Table_20_Contents">備考</text:p>
          </table:table-cell>
          <table:table-cell table:style-name="表3.C2" office:value-type="string">
            <text:p text:style-name="Table_20_Contents">-</text:p>
          </table:table-cell>
        </table:table-row>
      </table:table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20.</text:span><text:span text:style-name="T15">火</text:span></text:p>
      <text:p text:style-name="Text_20_body"/>
      <text:p text:style-name="P1">-------------------------------------------------------- [20190831_172019]</text:p>
      <text:p text:style-name="Text_20_body"/>
      <text:p text:style-name="P6">お疲れさまです。</text:p>
      <text:p text:style-name="P6">作業日報の連絡です。</text:p>
      <text:p text:style-name="P6"><text:soft-page-break/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Table_20_Contents">1</text:p>
          </table:table-cell>
          <table:table-cell table:style-name="表4.A1" office:value-type="string">
            <text:p text:style-name="Table_20_Contents">作業日</text:p>
          </table:table-cell>
          <table:table-cell table:style-name="表4.C1" office:value-type="string">
            <text:p text:style-name="P22">8/31 土曜日</text:p>
          </table:table-cell>
        </table:table-row>
        <table:table-row>
          <table:table-cell table:style-name="表4.A2" office:value-type="string">
            <text:p text:style-name="Table_20_Contents">2</text:p>
          </table:table-cell>
          <table:table-cell table:style-name="表4.A2" office:value-type="string">
            <text:p text:style-name="Table_20_Contents">発注者</text:p>
          </table:table-cell>
          <table:table-cell table:style-name="表4.C2" office:value-type="string">
            <text:p text:style-name="P22">ホクシン設備</text:p>
          </table:table-cell>
        </table:table-row>
        <table:table-row>
          <table:table-cell table:style-name="表4.A2" office:value-type="string">
            <text:p text:style-name="Table_20_Contents">3</text:p>
          </table:table-cell>
          <table:table-cell table:style-name="表4.A2" office:value-type="string">
            <text:p text:style-name="Table_20_Contents">工事件名</text:p>
          </table:table-cell>
          <table:table-cell table:style-name="表4.C2" office:value-type="string">
            <text:p text:style-name="P22">麻布台１丁目テナントビル</text:p>
          </table:table-cell>
        </table:table-row>
        <table:table-row>
          <table:table-cell table:style-name="表4.A2" office:value-type="string">
            <text:p text:style-name="Table_20_Contents">4</text:p>
          </table:table-cell>
          <table:table-cell table:style-name="表4.A2" office:value-type="string">
            <text:p text:style-name="Table_20_Contents">人数</text:p>
          </table:table-cell>
          <table:table-cell table:style-name="表4.C2" office:value-type="string">
            <text:p text:style-name="P22">１名</text:p>
          </table:table-cell>
        </table:table-row>
        <table:table-row>
          <table:table-cell table:style-name="表4.A2" office:value-type="string">
            <text:p text:style-name="Table_20_Contents">5</text:p>
          </table:table-cell>
          <table:table-cell table:style-name="表4.A2" office:value-type="string">
            <text:p text:style-name="Table_20_Contents">作業時間</text:p>
          </table:table-cell>
          <table:table-cell table:style-name="表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4.A2" office:value-type="string">
            <text:p text:style-name="Table_20_Contents">6</text:p>
          </table:table-cell>
          <table:table-cell table:style-name="表4.A2" office:value-type="string">
            <text:p text:style-name="Table_20_Contents">備考</text:p>
          </table:table-cell>
          <table:table-cell table:style-name="表4.C2" office:value-type="string">
            <text:p text:style-name="Table_20_Contents">-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8.31.</text:span><text:span text:style-name="T15">土</text:span></text:p>
      <text:p text:style-name="Text_20_body"/>
      <text:p text:style-name="P1">-------------------------------------------------------- [20190906_155550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Table_20_Contents">1</text:p>
          </table:table-cell>
          <table:table-cell table:style-name="表5.A1" office:value-type="string">
            <text:p text:style-name="Table_20_Contents">作業日</text:p>
          </table:table-cell>
          <table:table-cell table:style-name="表5.C1" office:value-type="string">
            <text:p text:style-name="P22">9/5 木曜日</text:p>
          </table:table-cell>
        </table:table-row>
        <table:table-row>
          <table:table-cell table:style-name="表5.A2" office:value-type="string">
            <text:p text:style-name="Table_20_Contents">2</text:p>
          </table:table-cell>
          <table:table-cell table:style-name="表5.A2" office:value-type="string">
            <text:p text:style-name="Table_20_Contents">発注者</text:p>
          </table:table-cell>
          <table:table-cell table:style-name="表5.C2" office:value-type="string">
            <text:p text:style-name="P22">吉田電気</text:p>
          </table:table-cell>
        </table:table-row>
        <table:table-row>
          <table:table-cell table:style-name="表5.A2" office:value-type="string">
            <text:p text:style-name="Table_20_Contents">3</text:p>
          </table:table-cell>
          <table:table-cell table:style-name="表5.A2" office:value-type="string">
            <text:p text:style-name="Table_20_Contents">工事件名</text:p>
          </table:table-cell>
          <table:table-cell table:style-name="表5.C2" office:value-type="string">
            <text:p text:style-name="P22">戸越銀座計画</text:p>
          </table:table-cell>
        </table:table-row>
        <table:table-row>
          <table:table-cell table:style-name="表5.A2" office:value-type="string">
            <text:p text:style-name="Table_20_Contents">4</text:p>
          </table:table-cell>
          <table:table-cell table:style-name="表5.A2" office:value-type="string">
            <text:p text:style-name="Table_20_Contents">人数</text:p>
          </table:table-cell>
          <table:table-cell table:style-name="表5.C2" office:value-type="string">
            <text:p text:style-name="P22">１名</text:p>
          </table:table-cell>
        </table:table-row>
        <table:table-row>
          <table:table-cell table:style-name="表5.A2" office:value-type="string">
            <text:p text:style-name="Table_20_Contents">5</text:p>
          </table:table-cell>
          <table:table-cell table:style-name="表5.A2" office:value-type="string">
            <text:p text:style-name="Table_20_Contents">作業時間</text:p>
          </table:table-cell>
          <table:table-cell table:style-name="表5.C2" office:value-type="string">
            <text:p text:style-name="P22">８：００－１７：００</text:p>
            <text:p text:style-name="P22">（定時）</text:p>
          </table:table-cell>
        </table:table-row>
        <text:soft-page-break/>
        <table:table-row>
          <table:table-cell table:style-name="表5.A2" office:value-type="string">
            <text:p text:style-name="Table_20_Contents">6</text:p>
          </table:table-cell>
          <table:table-cell table:style-name="表5.A2" office:value-type="string">
            <text:p text:style-name="Table_20_Contents">備考</text:p>
          </table:table-cell>
          <table:table-cell table:style-name="表5.C2" office:value-type="string">
            <text:p text:style-name="P22">日報の、発注者サインは、岩淵が書きました。終了時、電話にて、白井さんに、了解をいただきました。高層階の現場で、詰所に来ていただくのは悪いなと思い、「サインしましょうか？」と、言ってみました。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5.</text:span><text:span text:style-name="T15">木</text:span></text:p>
      <text:p text:style-name="Text_20_body"/>
      <text:p text:style-name="P1">-------------------------------------------------------- [20190913_225223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Table_20_Contents">1</text:p>
          </table:table-cell>
          <table:table-cell table:style-name="表6.A1" office:value-type="string">
            <text:p text:style-name="Table_20_Contents">作業日</text:p>
          </table:table-cell>
          <table:table-cell table:style-name="表6.C1" office:value-type="string">
            <text:p text:style-name="P22">9/12 木曜日</text:p>
          </table:table-cell>
        </table:table-row>
        <table:table-row>
          <table:table-cell table:style-name="表6.A2" office:value-type="string">
            <text:p text:style-name="Table_20_Contents">2</text:p>
          </table:table-cell>
          <table:table-cell table:style-name="表6.A2" office:value-type="string">
            <text:p text:style-name="Table_20_Contents">発注者</text:p>
          </table:table-cell>
          <table:table-cell table:style-name="表6.C2" office:value-type="string">
            <text:p text:style-name="P22">ホクシン設備</text:p>
          </table:table-cell>
        </table:table-row>
        <table:table-row>
          <table:table-cell table:style-name="表6.A2" office:value-type="string">
            <text:p text:style-name="Table_20_Contents">3</text:p>
          </table:table-cell>
          <table:table-cell table:style-name="表6.A2" office:value-type="string">
            <text:p text:style-name="Table_20_Contents">工事件名</text:p>
          </table:table-cell>
          <table:table-cell table:style-name="表6.C2" office:value-type="string">
            <text:p text:style-name="P22">西麻布Ⅱプロジェクト</text:p>
          </table:table-cell>
        </table:table-row>
        <table:table-row>
          <table:table-cell table:style-name="表6.A2" office:value-type="string">
            <text:p text:style-name="Table_20_Contents">4</text:p>
          </table:table-cell>
          <table:table-cell table:style-name="表6.A2" office:value-type="string">
            <text:p text:style-name="Table_20_Contents">人数</text:p>
          </table:table-cell>
          <table:table-cell table:style-name="表6.C2" office:value-type="string">
            <text:p text:style-name="P22">１名</text:p>
          </table:table-cell>
        </table:table-row>
        <table:table-row>
          <table:table-cell table:style-name="表6.A2" office:value-type="string">
            <text:p text:style-name="Table_20_Contents">5</text:p>
          </table:table-cell>
          <table:table-cell table:style-name="表6.A2" office:value-type="string">
            <text:p text:style-name="Table_20_Contents">作業時間</text:p>
          </table:table-cell>
          <table:table-cell table:style-name="表6.C2" office:value-type="string">
            <text:p text:style-name="P22">８：００－１７：３０</text:p>
            <text:p text:style-name="P22">（残業３０分）</text:p>
          </table:table-cell>
        </table:table-row>
        <table:table-row>
          <table:table-cell table:style-name="表6.A2" office:value-type="string">
            <text:p text:style-name="Table_20_Contents">6</text:p>
          </table:table-cell>
          <table:table-cell table:style-name="表6.A2" office:value-type="string">
            <text:p text:style-name="Table_20_Contents">備考</text:p>
          </table:table-cell>
          <table:table-cell table:style-name="表6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9"><text:span text:style-name="T16">【作業員　岩淵謙 </text:span><text:span text:style-name="T14">/ </text:span><text:span text:style-name="T16">日報連絡】 </text:span><text:span text:style-name="T14">2019.9.12.</text:span><text:span text:style-name="T15">木</text:span></text:p>
      <text:p text:style-name="P5"/>
      <text:p text:style-name="P15"/>
      <text:p text:style-name="P1">-------------------------------------------------------- [20190920_092930]</text:p>
      <text:p text:style-name="Text_20_body"/>
      <text:p text:style-name="P6">お疲れさまです。</text:p>
      <text:p text:style-name="P6"><text:soft-page-break/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Table_20_Contents">1</text:p>
          </table:table-cell>
          <table:table-cell table:style-name="表7.A1" office:value-type="string">
            <text:p text:style-name="Table_20_Contents">作業日</text:p>
          </table:table-cell>
          <table:table-cell table:style-name="表7.C1" office:value-type="string">
            <text:p text:style-name="P22">9/19 木曜日</text:p>
          </table:table-cell>
        </table:table-row>
        <table:table-row>
          <table:table-cell table:style-name="表7.A2" office:value-type="string">
            <text:p text:style-name="Table_20_Contents">2</text:p>
          </table:table-cell>
          <table:table-cell table:style-name="表7.A2" office:value-type="string">
            <text:p text:style-name="Table_20_Contents">発注者</text:p>
          </table:table-cell>
          <table:table-cell table:style-name="表7.C2" office:value-type="string">
            <text:p text:style-name="P22">MK設備設計</text:p>
          </table:table-cell>
        </table:table-row>
        <table:table-row>
          <table:table-cell table:style-name="表7.A2" office:value-type="string">
            <text:p text:style-name="Table_20_Contents">3</text:p>
          </table:table-cell>
          <table:table-cell table:style-name="表7.A2" office:value-type="string">
            <text:p text:style-name="Table_20_Contents">工事件名</text:p>
          </table:table-cell>
          <table:table-cell table:style-name="表7.C2" office:value-type="string">
            <text:p text:style-name="P22">東中野５丁目計画</text:p>
          </table:table-cell>
        </table:table-row>
        <table:table-row>
          <table:table-cell table:style-name="表7.A2" office:value-type="string">
            <text:p text:style-name="Table_20_Contents">4</text:p>
          </table:table-cell>
          <table:table-cell table:style-name="表7.A2" office:value-type="string">
            <text:p text:style-name="Table_20_Contents">人数</text:p>
          </table:table-cell>
          <table:table-cell table:style-name="表7.C2" office:value-type="string">
            <text:p text:style-name="P22">１名</text:p>
          </table:table-cell>
        </table:table-row>
        <table:table-row>
          <table:table-cell table:style-name="表7.A2" office:value-type="string">
            <text:p text:style-name="Table_20_Contents">5</text:p>
          </table:table-cell>
          <table:table-cell table:style-name="表7.A2" office:value-type="string">
            <text:p text:style-name="Table_20_Contents">作業時間</text:p>
          </table:table-cell>
          <table:table-cell table:style-name="表7.C2" office:value-type="string">
            <text:p text:style-name="P22">８：３０－１７：３０</text:p>
            <text:p text:style-name="P22">（定時）</text:p>
          </table:table-cell>
        </table:table-row>
        <table:table-row>
          <table:table-cell table:style-name="表7.A2" office:value-type="string">
            <text:p text:style-name="Table_20_Contents">6</text:p>
          </table:table-cell>
          <table:table-cell table:style-name="表7.A2" office:value-type="string">
            <text:p text:style-name="Table_20_Contents">備考</text:p>
          </table:table-cell>
          <table:table-cell table:style-name="表7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9.19.木</text:p>
      <text:p text:style-name="P5"/>
      <text:p text:style-name="P15"/>
      <text:p text:style-name="P5"/>
      <text:p text:style-name="P1">-------------------------------------------------------- [20190930_120358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Table_20_Contents">1</text:p>
          </table:table-cell>
          <table:table-cell table:style-name="表8.A1" office:value-type="string">
            <text:p text:style-name="Table_20_Contents">作業日</text:p>
          </table:table-cell>
          <table:table-cell table:style-name="表8.C1" office:value-type="string">
            <text:p text:style-name="P22">9/28 土曜日</text:p>
          </table:table-cell>
        </table:table-row>
        <table:table-row>
          <table:table-cell table:style-name="表8.A2" office:value-type="string">
            <text:p text:style-name="Table_20_Contents">2</text:p>
          </table:table-cell>
          <table:table-cell table:style-name="表8.A2" office:value-type="string">
            <text:p text:style-name="Table_20_Contents">発注者</text:p>
          </table:table-cell>
          <table:table-cell table:style-name="表8.C2" office:value-type="string">
            <text:p text:style-name="P22">ホクシン設備</text:p>
          </table:table-cell>
        </table:table-row>
        <text:soft-page-break/>
        <table:table-row>
          <table:table-cell table:style-name="表8.A2" office:value-type="string">
            <text:p text:style-name="Table_20_Contents">3</text:p>
          </table:table-cell>
          <table:table-cell table:style-name="表8.A2" office:value-type="string">
            <text:p text:style-name="Table_20_Contents">工事件名</text:p>
          </table:table-cell>
          <table:table-cell table:style-name="表8.C2" office:value-type="string">
            <text:p text:style-name="P22">曙橋駅前プロジェクト</text:p>
          </table:table-cell>
        </table:table-row>
        <table:table-row>
          <table:table-cell table:style-name="表8.A2" office:value-type="string">
            <text:p text:style-name="Table_20_Contents">4</text:p>
          </table:table-cell>
          <table:table-cell table:style-name="表8.A2" office:value-type="string">
            <text:p text:style-name="Table_20_Contents">人数</text:p>
          </table:table-cell>
          <table:table-cell table:style-name="表8.C2" office:value-type="string">
            <text:p text:style-name="P22">１名</text:p>
          </table:table-cell>
        </table:table-row>
        <table:table-row>
          <table:table-cell table:style-name="表8.A2" office:value-type="string">
            <text:p text:style-name="Table_20_Contents">5</text:p>
          </table:table-cell>
          <table:table-cell table:style-name="表8.A2" office:value-type="string">
            <text:p text:style-name="Table_20_Contents">作業時間</text:p>
          </table:table-cell>
          <table:table-cell table:style-name="表8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8.A2" office:value-type="string">
            <text:p text:style-name="Table_20_Contents">6</text:p>
          </table:table-cell>
          <table:table-cell table:style-name="表8.A2" office:value-type="string">
            <text:p text:style-name="Table_20_Contents">備考</text:p>
          </table:table-cell>
          <table:table-cell table:style-name="表8.C2" office:value-type="string">
            <text:p text:style-name="P22">担当の、ホクシンの為我井さんには、口頭で終了を報告。その場が高層階で、自分も日報を持参してなく、サインは頂きませんでした。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9.28.土</text:p>
      <text:p text:style-name="P5"/>
      <text:p text:style-name="P5"/>
      <text:p text:style-name="P15"/>
      <text:p text:style-name="P1">-------------------------------------------------------- [20191005_160916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Table_20_Contents">1</text:p>
          </table:table-cell>
          <table:table-cell table:style-name="表9.A1" office:value-type="string">
            <text:p text:style-name="Table_20_Contents">作業日</text:p>
          </table:table-cell>
          <table:table-cell table:style-name="表9.C1" office:value-type="string">
            <text:p text:style-name="P22">10/4 金曜日</text:p>
          </table:table-cell>
        </table:table-row>
        <table:table-row>
          <table:table-cell table:style-name="表9.A2" office:value-type="string">
            <text:p text:style-name="Table_20_Contents">2</text:p>
          </table:table-cell>
          <table:table-cell table:style-name="表9.A2" office:value-type="string">
            <text:p text:style-name="Table_20_Contents">発注者</text:p>
          </table:table-cell>
          <table:table-cell table:style-name="表9.C2" office:value-type="string">
            <text:p text:style-name="P22">佐藤工業</text:p>
          </table:table-cell>
        </table:table-row>
        <table:table-row>
          <table:table-cell table:style-name="表9.A2" office:value-type="string">
            <text:p text:style-name="Table_20_Contents">3</text:p>
          </table:table-cell>
          <table:table-cell table:style-name="表9.A2" office:value-type="string">
            <text:p text:style-name="Table_20_Contents">工事件名</text:p>
          </table:table-cell>
          <table:table-cell table:style-name="表9.C2" office:value-type="string">
            <text:p text:style-name="P22">石田亀代様共同住宅新築計画</text:p>
          </table:table-cell>
        </table:table-row>
        <table:table-row>
          <table:table-cell table:style-name="表9.A2" office:value-type="string">
            <text:p text:style-name="Table_20_Contents">4</text:p>
          </table:table-cell>
          <table:table-cell table:style-name="表9.A2" office:value-type="string">
            <text:p text:style-name="Table_20_Contents">人数</text:p>
          </table:table-cell>
          <table:table-cell table:style-name="表9.C2" office:value-type="string">
            <text:p text:style-name="P22">１名</text:p>
          </table:table-cell>
        </table:table-row>
        <table:table-row>
          <table:table-cell table:style-name="表9.A2" office:value-type="string">
            <text:p text:style-name="Table_20_Contents">5</text:p>
          </table:table-cell>
          <table:table-cell table:style-name="表9.A2" office:value-type="string">
            <text:p text:style-name="Table_20_Contents">作業時間</text:p>
          </table:table-cell>
          <table:table-cell table:style-name="表9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9.A2" office:value-type="string">
            <text:p text:style-name="Table_20_Contents">6</text:p>
          </table:table-cell>
          <table:table-cell table:style-name="表9.A2" office:value-type="string">
            <text:p text:style-name="Table_20_Contents">備考</text:p>
          </table:table-cell>
          <table:table-cell table:style-name="表9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4.土</text:p>
      <text:p text:style-name="P5"><text:soft-page-break/></text:p>
      <text:p text:style-name="P15"/>
      <text:p text:style-name="P5"/>
      <text:p text:style-name="P1">-------------------------------------------------------- [20191021_143412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Table_20_Contents">1</text:p>
          </table:table-cell>
          <table:table-cell table:style-name="表10.A1" office:value-type="string">
            <text:p text:style-name="Table_20_Contents">作業日</text:p>
          </table:table-cell>
          <table:table-cell table:style-name="表10.C1" office:value-type="string">
            <text:p text:style-name="P22">10/19 土曜日</text:p>
          </table:table-cell>
        </table:table-row>
        <table:table-row>
          <table:table-cell table:style-name="表10.A2" office:value-type="string">
            <text:p text:style-name="Table_20_Contents">2</text:p>
          </table:table-cell>
          <table:table-cell table:style-name="表10.A2" office:value-type="string">
            <text:p text:style-name="Table_20_Contents">発注者</text:p>
          </table:table-cell>
          <table:table-cell table:style-name="表10.C2" office:value-type="string">
            <text:p text:style-name="P22">ホクシン設備</text:p>
          </table:table-cell>
        </table:table-row>
        <table:table-row>
          <table:table-cell table:style-name="表10.A2" office:value-type="string">
            <text:p text:style-name="Table_20_Contents">3</text:p>
          </table:table-cell>
          <table:table-cell table:style-name="表10.A2" office:value-type="string">
            <text:p text:style-name="Table_20_Contents">工事件名</text:p>
          </table:table-cell>
          <table:table-cell table:style-name="表10.C2" office:value-type="string">
            <text:p text:style-name="P22">麻布台１丁目テナントビル</text:p>
          </table:table-cell>
        </table:table-row>
        <table:table-row>
          <table:table-cell table:style-name="表10.A2" office:value-type="string">
            <text:p text:style-name="Table_20_Contents">4</text:p>
          </table:table-cell>
          <table:table-cell table:style-name="表10.A2" office:value-type="string">
            <text:p text:style-name="Table_20_Contents">人数</text:p>
          </table:table-cell>
          <table:table-cell table:style-name="表10.C2" office:value-type="string">
            <text:p text:style-name="P22">１名</text:p>
          </table:table-cell>
        </table:table-row>
        <table:table-row>
          <table:table-cell table:style-name="表10.A2" office:value-type="string">
            <text:p text:style-name="Table_20_Contents">5</text:p>
          </table:table-cell>
          <table:table-cell table:style-name="表10.A2" office:value-type="string">
            <text:p text:style-name="Table_20_Contents">作業時間</text:p>
          </table:table-cell>
          <table:table-cell table:style-name="表1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0.A2" office:value-type="string">
            <text:p text:style-name="Table_20_Contents">6</text:p>
          </table:table-cell>
          <table:table-cell table:style-name="表10.A2" office:value-type="string">
            <text:p text:style-name="Table_20_Contents">備考</text:p>
          </table:table-cell>
          <table:table-cell table:style-name="表10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19.土</text:p>
      <text:p text:style-name="P5"/>
      <text:p text:style-name="P5"/>
      <text:p text:style-name="P15"/>
      <text:p text:style-name="P1">-------------------------------------------------------- [20191027_161331]</text:p>
      <text:p text:style-name="Text_20_body"/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Table_20_Contents">1</text:p>
          </table:table-cell>
          <table:table-cell table:style-name="表11.A1" office:value-type="string">
            <text:p text:style-name="Table_20_Contents">作業日</text:p>
          </table:table-cell>
          <table:table-cell table:style-name="表11.C1" office:value-type="string">
            <text:p text:style-name="P22">10/25 金曜日</text:p>
          </table:table-cell>
        </table:table-row>
        <table:table-row>
          <table:table-cell table:style-name="表11.A2" office:value-type="string">
            <text:p text:style-name="Table_20_Contents">2</text:p>
          </table:table-cell>
          <table:table-cell table:style-name="表11.A2" office:value-type="string">
            <text:p text:style-name="Table_20_Contents">発注者</text:p>
          </table:table-cell>
          <table:table-cell table:style-name="表11.C2" office:value-type="string">
            <text:p text:style-name="P22">ホクシン設備</text:p>
          </table:table-cell>
        </table:table-row>
        <table:table-row>
          <table:table-cell table:style-name="表11.A2" office:value-type="string">
            <text:p text:style-name="Table_20_Contents">3</text:p>
          </table:table-cell>
          <table:table-cell table:style-name="表11.A2" office:value-type="string">
            <text:p text:style-name="Table_20_Contents">工事件名</text:p>
          </table:table-cell>
          <table:table-cell table:style-name="表11.C2" office:value-type="string">
            <text:p text:style-name="P22">森下１丁目プロジェクト</text:p>
          </table:table-cell>
        </table:table-row>
        <table:table-row>
          <table:table-cell table:style-name="表11.A2" office:value-type="string">
            <text:p text:style-name="Table_20_Contents">4</text:p>
          </table:table-cell>
          <table:table-cell table:style-name="表11.A2" office:value-type="string">
            <text:p text:style-name="Table_20_Contents">人数</text:p>
          </table:table-cell>
          <table:table-cell table:style-name="表11.C2" office:value-type="string">
            <text:p text:style-name="P22">１名</text:p>
          </table:table-cell>
        </table:table-row>
        <table:table-row>
          <table:table-cell table:style-name="表11.A2" office:value-type="string">
            <text:p text:style-name="Table_20_Contents">5</text:p>
          </table:table-cell>
          <table:table-cell table:style-name="表11.A2" office:value-type="string">
            <text:p text:style-name="Table_20_Contents">作業時間</text:p>
          </table:table-cell>
          <table:table-cell table:style-name="表1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1.A2" office:value-type="string">
            <text:p text:style-name="Table_20_Contents">6</text:p>
          </table:table-cell>
          <table:table-cell table:style-name="表11.A2" office:value-type="string">
            <text:p text:style-name="Table_20_Contents">備考</text:p>
          </table:table-cell>
          <table:table-cell table:style-name="表11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0.25.金</text:p>
      <text:p text:style-name="P5"/>
      <text:p text:style-name="P5"/>
      <text:p text:style-name="P15"/>
      <text:p text:style-name="P5"/>
      <text:p text:style-name="P2">-------------------------------------------------------- [20191103_122133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string">
            <text:p text:style-name="Table_20_Contents">1</text:p>
          </table:table-cell>
          <table:table-cell table:style-name="表12.A1" office:value-type="string">
            <text:p text:style-name="Table_20_Contents">作業日</text:p>
          </table:table-cell>
          <table:table-cell table:style-name="表12.C1" office:value-type="string">
            <text:p text:style-name="P22">11/1 金曜日</text:p>
          </table:table-cell>
        </table:table-row>
        <table:table-row>
          <table:table-cell table:style-name="表12.A2" office:value-type="string">
            <text:p text:style-name="Table_20_Contents">2</text:p>
          </table:table-cell>
          <table:table-cell table:style-name="表12.A2" office:value-type="string">
            <text:p text:style-name="Table_20_Contents">発注者</text:p>
          </table:table-cell>
          <table:table-cell table:style-name="表12.C2" office:value-type="string">
            <text:p text:style-name="P22">ホクシン設備</text:p>
          </table:table-cell>
        </table:table-row>
        <table:table-row>
          <table:table-cell table:style-name="表12.A2" office:value-type="string">
            <text:p text:style-name="Table_20_Contents">3</text:p>
          </table:table-cell>
          <table:table-cell table:style-name="表12.A2" office:value-type="string">
            <text:p text:style-name="Table_20_Contents">工事件名</text:p>
          </table:table-cell>
          <table:table-cell table:style-name="表12.C2" office:value-type="string">
            <text:p text:style-name="P22">豊島区巣鴨２丁目計画</text:p>
          </table:table-cell>
        </table:table-row>
        <table:table-row>
          <table:table-cell table:style-name="表12.A2" office:value-type="string">
            <text:p text:style-name="Table_20_Contents">4</text:p>
          </table:table-cell>
          <table:table-cell table:style-name="表12.A2" office:value-type="string">
            <text:p text:style-name="Table_20_Contents">人数</text:p>
          </table:table-cell>
          <table:table-cell table:style-name="表12.C2" office:value-type="string">
            <text:p text:style-name="P22">１名</text:p>
          </table:table-cell>
        </table:table-row>
        <table:table-row>
          <table:table-cell table:style-name="表12.A2" office:value-type="string">
            <text:p text:style-name="Table_20_Contents">5</text:p>
          </table:table-cell>
          <table:table-cell table:style-name="表12.A2" office:value-type="string">
            <text:p text:style-name="Table_20_Contents">作業時間</text:p>
          </table:table-cell>
          <table:table-cell table:style-name="表1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2.A2" office:value-type="string">
            <text:p text:style-name="Table_20_Contents">6</text:p>
          </table:table-cell>
          <table:table-cell table:style-name="表12.A2" office:value-type="string">
            <text:p text:style-name="Table_20_Contents">備考</text:p>
          </table:table-cell>
          <table:table-cell table:style-name="表12.C2" office:value-type="string">
            <text:p text:style-name="P22">-</text:p>
          </table:table-cell>
        </table:table-row>
      </table:table>
      <text:p text:style-name="P31"/>
      <text:p text:style-name="P31"><text:soft-page-break/></text:p>
      <text:p text:style-name="P3">---------------------</text:p>
      <text:p text:style-name="P5">【作業員　岩淵謙 / 日報連絡】 2019.11.1.金</text:p>
      <text:p text:style-name="P5"/>
      <text:p text:style-name="P5"/>
      <text:p text:style-name="P15"/>
      <text:p text:style-name="P2">-------------------------------------------------------- [20191108_102327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string">
            <text:p text:style-name="Table_20_Contents">1</text:p>
          </table:table-cell>
          <table:table-cell table:style-name="表13.A1" office:value-type="string">
            <text:p text:style-name="Table_20_Contents">作業日</text:p>
          </table:table-cell>
          <table:table-cell table:style-name="表13.C1" office:value-type="string">
            <text:p text:style-name="P22">11/5 火曜日</text:p>
          </table:table-cell>
        </table:table-row>
        <table:table-row>
          <table:table-cell table:style-name="表13.A2" office:value-type="string">
            <text:p text:style-name="Table_20_Contents">2</text:p>
          </table:table-cell>
          <table:table-cell table:style-name="表13.A2" office:value-type="string">
            <text:p text:style-name="Table_20_Contents">発注者</text:p>
          </table:table-cell>
          <table:table-cell table:style-name="表13.C2" office:value-type="string">
            <text:p text:style-name="P22">㈱金子工業所</text:p>
          </table:table-cell>
        </table:table-row>
        <table:table-row>
          <table:table-cell table:style-name="表13.A2" office:value-type="string">
            <text:p text:style-name="Table_20_Contents">3</text:p>
          </table:table-cell>
          <table:table-cell table:style-name="表13.A2" office:value-type="string">
            <text:p text:style-name="Table_20_Contents">工事件名</text:p>
          </table:table-cell>
          <table:table-cell table:style-name="表13.C2" office:value-type="string">
            <text:p text:style-name="P22">県営万騎が原公営住宅第一工区</text:p>
          </table:table-cell>
        </table:table-row>
        <table:table-row>
          <table:table-cell table:style-name="表13.A2" office:value-type="string">
            <text:p text:style-name="Table_20_Contents">4</text:p>
          </table:table-cell>
          <table:table-cell table:style-name="表13.A2" office:value-type="string">
            <text:p text:style-name="Table_20_Contents">人数</text:p>
          </table:table-cell>
          <table:table-cell table:style-name="表13.C2" office:value-type="string">
            <text:p text:style-name="P22">２名</text:p>
          </table:table-cell>
        </table:table-row>
        <table:table-row>
          <table:table-cell table:style-name="表13.A2" office:value-type="string">
            <text:p text:style-name="Table_20_Contents">5</text:p>
          </table:table-cell>
          <table:table-cell table:style-name="表13.A2" office:value-type="string">
            <text:p text:style-name="Table_20_Contents">作業時間</text:p>
          </table:table-cell>
          <table:table-cell table:style-name="表1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3.A2" office:value-type="string">
            <text:p text:style-name="Table_20_Contents">6</text:p>
          </table:table-cell>
          <table:table-cell table:style-name="表13.A2" office:value-type="string">
            <text:p text:style-name="Table_20_Contents">備考</text:p>
          </table:table-cell>
          <table:table-cell table:style-name="表13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5.火</text:p>
      <text:p text:style-name="P5"/>
      <text:p text:style-name="P5"/>
      <text:p text:style-name="P15"/>
      <text:p text:style-name="P2">-------------------------------------------------------- [20191116_16280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oft-page-break/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string">
            <text:p text:style-name="Table_20_Contents">1</text:p>
          </table:table-cell>
          <table:table-cell table:style-name="表14.A1" office:value-type="string">
            <text:p text:style-name="Table_20_Contents">作業日</text:p>
          </table:table-cell>
          <table:table-cell table:style-name="表14.C1" office:value-type="string">
            <text:p text:style-name="P22">11/15 金曜日</text:p>
          </table:table-cell>
        </table:table-row>
        <table:table-row>
          <table:table-cell table:style-name="表14.A2" office:value-type="string">
            <text:p text:style-name="Table_20_Contents">2</text:p>
          </table:table-cell>
          <table:table-cell table:style-name="表14.A2" office:value-type="string">
            <text:p text:style-name="Table_20_Contents">発注者</text:p>
          </table:table-cell>
          <table:table-cell table:style-name="表14.C2" office:value-type="string">
            <text:p text:style-name="P22">佐藤工業</text:p>
          </table:table-cell>
        </table:table-row>
        <table:table-row>
          <table:table-cell table:style-name="表14.A2" office:value-type="string">
            <text:p text:style-name="Table_20_Contents">3</text:p>
          </table:table-cell>
          <table:table-cell table:style-name="表14.A2" office:value-type="string">
            <text:p text:style-name="Table_20_Contents">工事件名</text:p>
          </table:table-cell>
          <table:table-cell table:style-name="表14.C2" office:value-type="string">
            <text:p text:style-name="P22">石田亀代様共同住宅新築計画</text:p>
          </table:table-cell>
        </table:table-row>
        <table:table-row>
          <table:table-cell table:style-name="表14.A2" office:value-type="string">
            <text:p text:style-name="Table_20_Contents">4</text:p>
          </table:table-cell>
          <table:table-cell table:style-name="表14.A2" office:value-type="string">
            <text:p text:style-name="Table_20_Contents">人数</text:p>
          </table:table-cell>
          <table:table-cell table:style-name="表14.C2" office:value-type="string">
            <text:p text:style-name="P22">１名</text:p>
          </table:table-cell>
        </table:table-row>
        <table:table-row>
          <table:table-cell table:style-name="表14.A2" office:value-type="string">
            <text:p text:style-name="Table_20_Contents">5</text:p>
          </table:table-cell>
          <table:table-cell table:style-name="表14.A2" office:value-type="string">
            <text:p text:style-name="Table_20_Contents">作業時間</text:p>
          </table:table-cell>
          <table:table-cell table:style-name="表1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4.A2" office:value-type="string">
            <text:p text:style-name="Table_20_Contents">6</text:p>
          </table:table-cell>
          <table:table-cell table:style-name="表14.A2" office:value-type="string">
            <text:p text:style-name="Table_20_Contents">備考</text:p>
          </table:table-cell>
          <table:table-cell table:style-name="表14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15.金</text:p>
      <text:p text:style-name="P5"/>
      <text:p text:style-name="P5"/>
      <text:p text:style-name="P2">-------------------------------------------------------- [20191123_160842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string">
            <text:p text:style-name="Table_20_Contents">1</text:p>
          </table:table-cell>
          <table:table-cell table:style-name="表15.A1" office:value-type="string">
            <text:p text:style-name="Table_20_Contents">作業日</text:p>
          </table:table-cell>
          <table:table-cell table:style-name="表15.C1" office:value-type="string">
            <text:p text:style-name="P22">11/2 金曜日</text:p>
          </table:table-cell>
        </table:table-row>
        <table:table-row>
          <table:table-cell table:style-name="表15.A2" office:value-type="string">
            <text:p text:style-name="Table_20_Contents">2</text:p>
          </table:table-cell>
          <table:table-cell table:style-name="表15.A2" office:value-type="string">
            <text:p text:style-name="Table_20_Contents">発注者</text:p>
          </table:table-cell>
          <table:table-cell table:style-name="表15.C2" office:value-type="string">
            <text:p text:style-name="P22">旭日電気工業</text:p>
          </table:table-cell>
        </table:table-row>
        <table:table-row>
          <table:table-cell table:style-name="表15.A2" office:value-type="string">
            <text:p text:style-name="Table_20_Contents">3</text:p>
          </table:table-cell>
          <table:table-cell table:style-name="表15.A2" office:value-type="string">
            <text:p text:style-name="Table_20_Contents">工事件名</text:p>
          </table:table-cell>
          <table:table-cell table:style-name="表15.C2" office:value-type="string">
            <text:p text:style-name="P22">渋谷区猿楽町計画ⅡB</text:p>
          </table:table-cell>
        </table:table-row>
        <table:table-row>
          <table:table-cell table:style-name="表15.A2" office:value-type="string">
            <text:p text:style-name="Table_20_Contents">4</text:p>
          </table:table-cell>
          <table:table-cell table:style-name="表15.A2" office:value-type="string">
            <text:p text:style-name="Table_20_Contents">人数</text:p>
          </table:table-cell>
          <table:table-cell table:style-name="表15.C2" office:value-type="string">
            <text:p text:style-name="P22">１名</text:p>
          </table:table-cell>
        </table:table-row>
        <table:table-row>
          <table:table-cell table:style-name="表15.A2" office:value-type="string">
            <text:p text:style-name="Table_20_Contents">5</text:p>
          </table:table-cell>
          <table:table-cell table:style-name="表15.A2" office:value-type="string">
            <text:p text:style-name="Table_20_Contents">作業時間</text:p>
          </table:table-cell>
          <table:table-cell table:style-name="表15.C2" office:value-type="string">
            <text:p text:style-name="P22">７：３０－１７：００</text:p>
            <text:p text:style-name="P22">（早出残業　３０分）</text:p>
          </table:table-cell>
        </table:table-row>
        <table:table-row>
          <table:table-cell table:style-name="表15.A2" office:value-type="string">
            <text:p text:style-name="Table_20_Contents">6</text:p>
          </table:table-cell>
          <table:table-cell table:style-name="表15.A2" office:value-type="string">
            <text:p text:style-name="Table_20_Contents">備考</text:p>
          </table:table-cell>
          <table:table-cell table:style-name="表15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22.金</text:p>
      <text:p text:style-name="P15"><text:soft-page-break/></text:p>
      <text:p text:style-name="P2">-------------------------------------------------------- [20191129_073908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string">
            <text:p text:style-name="Table_20_Contents">1</text:p>
          </table:table-cell>
          <table:table-cell table:style-name="表16.A1" office:value-type="string">
            <text:p text:style-name="Table_20_Contents">作業日</text:p>
          </table:table-cell>
          <table:table-cell table:style-name="表16.C1" office:value-type="string">
            <text:p text:style-name="P22">11/25 月曜日</text:p>
          </table:table-cell>
        </table:table-row>
        <table:table-row>
          <table:table-cell table:style-name="表16.A2" office:value-type="string">
            <text:p text:style-name="Table_20_Contents">2</text:p>
          </table:table-cell>
          <table:table-cell table:style-name="表16.A2" office:value-type="string">
            <text:p text:style-name="Table_20_Contents">発注者</text:p>
          </table:table-cell>
          <table:table-cell table:style-name="表16.C2" office:value-type="string">
            <text:p text:style-name="P22">ホクシン設備</text:p>
          </table:table-cell>
        </table:table-row>
        <table:table-row>
          <table:table-cell table:style-name="表16.A2" office:value-type="string">
            <text:p text:style-name="Table_20_Contents">3</text:p>
          </table:table-cell>
          <table:table-cell table:style-name="表16.A2" office:value-type="string">
            <text:p text:style-name="Table_20_Contents">工事件名</text:p>
          </table:table-cell>
          <table:table-cell table:style-name="表16.C2" office:value-type="string">
            <text:p text:style-name="P22">新高円寺プロジェクト</text:p>
          </table:table-cell>
        </table:table-row>
        <table:table-row>
          <table:table-cell table:style-name="表16.A2" office:value-type="string">
            <text:p text:style-name="Table_20_Contents">4</text:p>
          </table:table-cell>
          <table:table-cell table:style-name="表16.A2" office:value-type="string">
            <text:p text:style-name="Table_20_Contents">人数</text:p>
          </table:table-cell>
          <table:table-cell table:style-name="表16.C2" office:value-type="string">
            <text:p text:style-name="P22">１名</text:p>
          </table:table-cell>
        </table:table-row>
        <table:table-row>
          <table:table-cell table:style-name="表16.A2" office:value-type="string">
            <text:p text:style-name="Table_20_Contents">5</text:p>
          </table:table-cell>
          <table:table-cell table:style-name="表16.A2" office:value-type="string">
            <text:p text:style-name="Table_20_Contents">作業時間</text:p>
          </table:table-cell>
          <table:table-cell table:style-name="表16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16.A2" office:value-type="string">
            <text:p text:style-name="Table_20_Contents">6</text:p>
          </table:table-cell>
          <table:table-cell table:style-name="表16.A2" office:value-type="string">
            <text:p text:style-name="Table_20_Contents">備考</text:p>
          </table:table-cell>
          <table:table-cell table:style-name="表16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1.25.月</text:p>
      <text:p text:style-name="P5"/>
      <text:p text:style-name="P5"/>
      <text:p text:style-name="P15"/>
      <text:p text:style-name="P2">-------------------------------------------------------- [20191207_132854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7" table:style-name="表17">
        <table:table-column table:style-name="表17.A"/>
        <table:table-column table:style-name="表17.B"/>
        <table:table-column table:style-name="表17.C"/>
        <text:soft-page-break/>
        <table:table-row>
          <table:table-cell table:style-name="表17.A1" office:value-type="string">
            <text:p text:style-name="Table_20_Contents">1</text:p>
          </table:table-cell>
          <table:table-cell table:style-name="表17.A1" office:value-type="string">
            <text:p text:style-name="Table_20_Contents">作業日</text:p>
          </table:table-cell>
          <table:table-cell table:style-name="表17.C1" office:value-type="string">
            <text:p text:style-name="P22">12/06 金曜日</text:p>
          </table:table-cell>
        </table:table-row>
        <table:table-row>
          <table:table-cell table:style-name="表17.A2" office:value-type="string">
            <text:p text:style-name="Table_20_Contents">2</text:p>
          </table:table-cell>
          <table:table-cell table:style-name="表17.A2" office:value-type="string">
            <text:p text:style-name="Table_20_Contents">発注者</text:p>
          </table:table-cell>
          <table:table-cell table:style-name="表17.C2" office:value-type="string">
            <text:p text:style-name="P22">宮下工業</text:p>
          </table:table-cell>
        </table:table-row>
        <table:table-row>
          <table:table-cell table:style-name="表17.A2" office:value-type="string">
            <text:p text:style-name="Table_20_Contents">3</text:p>
          </table:table-cell>
          <table:table-cell table:style-name="表17.A2" office:value-type="string">
            <text:p text:style-name="Table_20_Contents">工事件名</text:p>
          </table:table-cell>
          <table:table-cell table:style-name="表17.C2" office:value-type="string">
            <text:p text:style-name="P22">パークシティララ　横浜マンション建替</text:p>
          </table:table-cell>
        </table:table-row>
        <table:table-row>
          <table:table-cell table:style-name="表17.A2" office:value-type="string">
            <text:p text:style-name="Table_20_Contents">4</text:p>
          </table:table-cell>
          <table:table-cell table:style-name="表17.A2" office:value-type="string">
            <text:p text:style-name="Table_20_Contents">人数</text:p>
          </table:table-cell>
          <table:table-cell table:style-name="表17.C2" office:value-type="string">
            <text:p text:style-name="P22">２名</text:p>
          </table:table-cell>
        </table:table-row>
        <table:table-row>
          <table:table-cell table:style-name="表17.A2" office:value-type="string">
            <text:p text:style-name="Table_20_Contents">5</text:p>
          </table:table-cell>
          <table:table-cell table:style-name="表17.A2" office:value-type="string">
            <text:p text:style-name="Table_20_Contents">作業時間</text:p>
          </table:table-cell>
          <table:table-cell table:style-name="表17.C2" office:value-type="string">
            <text:p text:style-name="P22">７：３０－１７：００</text:p>
            <text:p text:style-name="P22">（早出　３０分）</text:p>
          </table:table-cell>
        </table:table-row>
        <table:table-row>
          <table:table-cell table:style-name="表17.A2" office:value-type="string">
            <text:p text:style-name="Table_20_Contents">6</text:p>
          </table:table-cell>
          <table:table-cell table:style-name="表17.A2" office:value-type="string">
            <text:p text:style-name="Table_20_Contents">備考</text:p>
          </table:table-cell>
          <table:table-cell table:style-name="表17.C2" office:value-type="string">
            <text:p text:style-name="P22">-</text:p>
          </table:table-cell>
        </table:table-row>
      </table:table>
      <text:p text:style-name="P31"/>
      <text:p text:style-name="P31"/>
      <text:p text:style-name="P3">---------------------</text:p>
      <text:p text:style-name="P5">【作業員　岩淵謙 / 日報連絡】 2019.12.06.金</text:p>
      <text:p text:style-name="P5"/>
      <text:p text:style-name="P5"/>
      <text:p text:style-name="P15"/>
      <text:p text:style-name="P2">-------------------------------------------------------- [20191215_154435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string">
            <text:p text:style-name="Table_20_Contents">1</text:p>
          </table:table-cell>
          <table:table-cell table:style-name="表18.A1" office:value-type="string">
            <text:p text:style-name="Table_20_Contents">作業日</text:p>
          </table:table-cell>
          <table:table-cell table:style-name="表18.C1" office:value-type="string">
            <text:p text:style-name="P22">12/14 土曜日</text:p>
          </table:table-cell>
        </table:table-row>
        <table:table-row>
          <table:table-cell table:style-name="表18.A2" office:value-type="string">
            <text:p text:style-name="Table_20_Contents">2</text:p>
          </table:table-cell>
          <table:table-cell table:style-name="表18.A2" office:value-type="string">
            <text:p text:style-name="Table_20_Contents">発注者</text:p>
          </table:table-cell>
          <table:table-cell table:style-name="表18.C2" office:value-type="string">
            <text:p text:style-name="P22">テクノキャリア（扶桑電気）</text:p>
          </table:table-cell>
        </table:table-row>
        <table:table-row>
          <table:table-cell table:style-name="表18.A2" office:value-type="string">
            <text:p text:style-name="Table_20_Contents">3</text:p>
          </table:table-cell>
          <table:table-cell table:style-name="表18.A2" office:value-type="string">
            <text:p text:style-name="Table_20_Contents">工事件名</text:p>
          </table:table-cell>
          <table:table-cell table:style-name="表18.C2" office:value-type="string">
            <text:p text:style-name="P22">こぶしえん新築工事</text:p>
          </table:table-cell>
        </table:table-row>
        <table:table-row>
          <table:table-cell table:style-name="表18.A2" office:value-type="string">
            <text:p text:style-name="Table_20_Contents">4</text:p>
          </table:table-cell>
          <table:table-cell table:style-name="表18.A2" office:value-type="string">
            <text:p text:style-name="Table_20_Contents">人数</text:p>
          </table:table-cell>
          <table:table-cell table:style-name="表18.C2" office:value-type="string">
            <text:p text:style-name="P22">１名</text:p>
          </table:table-cell>
        </table:table-row>
        <table:table-row>
          <table:table-cell table:style-name="表18.A2" office:value-type="string">
            <text:p text:style-name="Table_20_Contents">5</text:p>
          </table:table-cell>
          <table:table-cell table:style-name="表18.A2" office:value-type="string">
            <text:p text:style-name="Table_20_Contents">作業時間</text:p>
          </table:table-cell>
          <table:table-cell table:style-name="表18.C2" office:value-type="string">
            <text:p text:style-name="P22">７：３０－１７：００</text:p>
            <text:p text:style-name="P22">（早出　３０分）</text:p>
          </table:table-cell>
        </table:table-row>
        <table:table-row>
          <table:table-cell table:style-name="表18.A2" office:value-type="string">
            <text:p text:style-name="Table_20_Contents">6</text:p>
          </table:table-cell>
          <table:table-cell table:style-name="表18.A2" office:value-type="string">
            <text:p text:style-name="Table_20_Contents">備考</text:p>
          </table:table-cell>
          <table:table-cell table:style-name="表18.C2" office:value-type="string">
            <text:p text:style-name="P22">-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14.土</text:p>
      <text:p text:style-name="P5"/>
      <text:p text:style-name="P5"><text:soft-page-break/></text:p>
      <text:p text:style-name="P15"/>
      <text:p text:style-name="P2">-------------------------------------------------------- [20191222_160301]</text:p>
      <text:p text:style-name="P6">お疲れさまです。</text:p>
      <text:p text:style-name="P6">作業日報の連絡です。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string">
            <text:p text:style-name="Table_20_Contents">1</text:p>
          </table:table-cell>
          <table:table-cell table:style-name="表19.A1" office:value-type="string">
            <text:p text:style-name="Table_20_Contents">作業日</text:p>
          </table:table-cell>
          <table:table-cell table:style-name="表19.C1" office:value-type="string">
            <text:p text:style-name="P22">12/21 土曜日</text:p>
          </table:table-cell>
        </table:table-row>
        <table:table-row>
          <table:table-cell table:style-name="表19.A2" office:value-type="string">
            <text:p text:style-name="Table_20_Contents">2</text:p>
          </table:table-cell>
          <table:table-cell table:style-name="表19.A2" office:value-type="string">
            <text:p text:style-name="Table_20_Contents">発注者</text:p>
          </table:table-cell>
          <table:table-cell table:style-name="表19.C2" office:value-type="string">
            <text:p text:style-name="P22">テクノキャリア（扶桑電気）</text:p>
          </table:table-cell>
        </table:table-row>
        <table:table-row>
          <table:table-cell table:style-name="表19.A2" office:value-type="string">
            <text:p text:style-name="Table_20_Contents">3</text:p>
          </table:table-cell>
          <table:table-cell table:style-name="表19.A2" office:value-type="string">
            <text:p text:style-name="Table_20_Contents">工事件名</text:p>
          </table:table-cell>
          <table:table-cell table:style-name="表19.C2" office:value-type="string">
            <text:p text:style-name="P22">こぶしえん新築工事</text:p>
          </table:table-cell>
        </table:table-row>
        <table:table-row>
          <table:table-cell table:style-name="表19.A2" office:value-type="string">
            <text:p text:style-name="Table_20_Contents">4</text:p>
          </table:table-cell>
          <table:table-cell table:style-name="表19.A2" office:value-type="string">
            <text:p text:style-name="Table_20_Contents">人数</text:p>
          </table:table-cell>
          <table:table-cell table:style-name="表19.C2" office:value-type="string">
            <text:p text:style-name="P22">１名</text:p>
          </table:table-cell>
        </table:table-row>
        <table:table-row>
          <table:table-cell table:style-name="表19.A2" office:value-type="string">
            <text:p text:style-name="Table_20_Contents">5</text:p>
          </table:table-cell>
          <table:table-cell table:style-name="表19.A2" office:value-type="string">
            <text:p text:style-name="Table_20_Contents">作業時間</text:p>
          </table:table-cell>
          <table:table-cell table:style-name="表19.C2" office:value-type="string">
            <text:p text:style-name="P22">８：００－１７：３０</text:p>
            <text:p text:style-name="P22">（残業　３０分）</text:p>
          </table:table-cell>
        </table:table-row>
        <table:table-row>
          <table:table-cell table:style-name="表19.A2" office:value-type="string">
            <text:p text:style-name="Table_20_Contents">6</text:p>
          </table:table-cell>
          <table:table-cell table:style-name="表19.A2" office:value-type="string">
            <text:p text:style-name="Table_20_Contents">備考</text:p>
          </table:table-cell>
          <table:table-cell table:style-name="表19.C2" office:value-type="string">
            <text:p text:style-name="P22">日報には担当者の方のサイン、なし。印鑑でいただきました。「ボールペンで...」と頼もうかと思いましたが、せっかくハンコを取り出してくださっていて、言うのを憚りました。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21.土</text:p>
      <text:p text:style-name="P5"/>
      <text:p text:style-name="P5"/>
      <text:p text:style-name="P15"/>
      <text:p text:style-name="P2">-------------------------------------------------------- [20200105_131928]</text:p>
      <text:p text:style-name="P6">お疲れさまです。<text:span text:style-name="T17">明けましておめでとうございます。</text:span></text:p>
      <text:p text:style-name="P7">みなさん年初め、いかがお過ごしですか。</text:p>
      <text:p text:style-name="P7">小生、今年も安全大事でやります。なにとぞ。</text:p>
      <text:p text:style-name="P7"/>
      <text:p text:style-name="P6"><text:span text:style-name="T17">遅くなりました。</text:span>作業日報<text:span text:style-name="T17">、先年最後の分</text:span>です。<text:span text:style-name="T17">どうもすみません。</text:span></text:p>
      <text:p text:style-name="P6">よろしくお願い<text:span text:style-name="T17">いた</text:span>します。</text:p>
      <text:p text:style-name="Text_20_body"><text:soft-page-break/></text:p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string">
            <text:p text:style-name="Table_20_Contents">1</text:p>
          </table:table-cell>
          <table:table-cell table:style-name="表20.A1" office:value-type="string">
            <text:p text:style-name="Table_20_Contents">作業日</text:p>
          </table:table-cell>
          <table:table-cell table:style-name="表20.C1" office:value-type="string">
            <text:p text:style-name="P22">12/28 土曜日（2019年）</text:p>
          </table:table-cell>
        </table:table-row>
        <table:table-row>
          <table:table-cell table:style-name="表20.A2" office:value-type="string">
            <text:p text:style-name="Table_20_Contents">2</text:p>
          </table:table-cell>
          <table:table-cell table:style-name="表20.A2" office:value-type="string">
            <text:p text:style-name="Table_20_Contents">発注者</text:p>
          </table:table-cell>
          <table:table-cell table:style-name="表20.C2" office:value-type="string">
            <text:p text:style-name="P22">佐藤工株式会社</text:p>
          </table:table-cell>
        </table:table-row>
        <table:table-row>
          <table:table-cell table:style-name="表20.A2" office:value-type="string">
            <text:p text:style-name="Table_20_Contents">3</text:p>
          </table:table-cell>
          <table:table-cell table:style-name="表20.A2" office:value-type="string">
            <text:p text:style-name="Table_20_Contents">工事件名</text:p>
          </table:table-cell>
          <table:table-cell table:style-name="表20.C2" office:value-type="string">
            <text:p text:style-name="P22">下谷２丁目マンション</text:p>
          </table:table-cell>
        </table:table-row>
        <table:table-row>
          <table:table-cell table:style-name="表20.A2" office:value-type="string">
            <text:p text:style-name="Table_20_Contents">4</text:p>
          </table:table-cell>
          <table:table-cell table:style-name="表20.A2" office:value-type="string">
            <text:p text:style-name="Table_20_Contents">人数</text:p>
          </table:table-cell>
          <table:table-cell table:style-name="表20.C2" office:value-type="string">
            <text:p text:style-name="P22">１名</text:p>
          </table:table-cell>
        </table:table-row>
        <table:table-row>
          <table:table-cell table:style-name="表20.A2" office:value-type="string">
            <text:p text:style-name="Table_20_Contents">5</text:p>
          </table:table-cell>
          <table:table-cell table:style-name="表20.A2" office:value-type="string">
            <text:p text:style-name="Table_20_Contents">作業時間</text:p>
          </table:table-cell>
          <table:table-cell table:style-name="表2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0.A2" office:value-type="string">
            <text:p text:style-name="Table_20_Contents">6</text:p>
          </table:table-cell>
          <table:table-cell table:style-name="表20.A2" office:value-type="string">
            <text:p text:style-name="Table_20_Contents">備考</text:p>
          </table:table-cell>
          <table:table-cell table:style-name="表20.C2" office:value-type="string">
            <text:p text:style-name="P22">-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19.12.28.土</text:p>
      <text:p text:style-name="P5"/>
      <text:p text:style-name="P15"/>
      <text:p text:style-name="P2">-------------------------------------------------------- [20200112_101143]</text:p>
      <text:p text:style-name="P6">お疲れさまです。作業日報<text:span text:style-name="T17">を提出しま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string">
            <text:p text:style-name="Table_20_Contents">1</text:p>
          </table:table-cell>
          <table:table-cell table:style-name="表21.A1" office:value-type="string">
            <text:p text:style-name="Table_20_Contents">作業日</text:p>
          </table:table-cell>
          <table:table-cell table:style-name="表21.C1" office:value-type="string">
            <text:p text:style-name="P22">01/10 金曜日</text:p>
          </table:table-cell>
        </table:table-row>
        <table:table-row>
          <table:table-cell table:style-name="表21.A2" office:value-type="string">
            <text:p text:style-name="Table_20_Contents">2</text:p>
          </table:table-cell>
          <table:table-cell table:style-name="表21.A2" office:value-type="string">
            <text:p text:style-name="Table_20_Contents">発注者</text:p>
          </table:table-cell>
          <table:table-cell table:style-name="表21.C2" office:value-type="string">
            <text:p text:style-name="P22">ホクシン設備</text:p>
          </table:table-cell>
        </table:table-row>
        <table:table-row>
          <table:table-cell table:style-name="表21.A2" office:value-type="string">
            <text:p text:style-name="Table_20_Contents">3</text:p>
          </table:table-cell>
          <table:table-cell table:style-name="表21.A2" office:value-type="string">
            <text:p text:style-name="Table_20_Contents">工事件名</text:p>
          </table:table-cell>
          <table:table-cell table:style-name="表21.C2" office:value-type="string">
            <text:p text:style-name="P22">豊島区巣鴨２丁目計画</text:p>
          </table:table-cell>
        </table:table-row>
        <table:table-row>
          <table:table-cell table:style-name="表21.A2" office:value-type="string">
            <text:p text:style-name="Table_20_Contents">4</text:p>
          </table:table-cell>
          <table:table-cell table:style-name="表21.A2" office:value-type="string">
            <text:p text:style-name="Table_20_Contents">人数</text:p>
          </table:table-cell>
          <table:table-cell table:style-name="表21.C2" office:value-type="string">
            <text:p text:style-name="P22">１名</text:p>
          </table:table-cell>
        </table:table-row>
        <table:table-row>
          <table:table-cell table:style-name="表21.A2" office:value-type="string">
            <text:p text:style-name="Table_20_Contents">5</text:p>
          </table:table-cell>
          <table:table-cell table:style-name="表21.A2" office:value-type="string">
            <text:p text:style-name="Table_20_Contents">作業時間</text:p>
          </table:table-cell>
          <table:table-cell table:style-name="表2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1.A2" office:value-type="string">
            <text:p text:style-name="Table_20_Contents">6</text:p>
          </table:table-cell>
          <table:table-cell table:style-name="表21.A2" office:value-type="string">
            <text:p text:style-name="Table_20_Contents">備考</text:p>
          </table:table-cell>
          <table:table-cell table:style-name="表21.C2" office:value-type="string">
            <text:p text:style-name="P22">-</text:p>
          </table:table-cell>
        </table:table-row>
      </table:table>
      <text:p text:style-name="P31"/>
      <text:p text:style-name="P31"><text:soft-page-break/></text:p>
      <text:p text:style-name="P5">---------------------</text:p>
      <text:p text:style-name="P5">【作業員　岩淵謙 / 日報連絡】 2020.1.10.金</text:p>
      <text:p text:style-name="P5"/>
      <text:p text:style-name="P5"/>
      <text:p text:style-name="P15"/>
      <text:p text:style-name="P2">-------------------------------------------------------- [20200116_102406]</text:p>
      <text:p text:style-name="P6">お疲れさまです。作業日報の<text:span text:style-name="T17">提出です。</text:span></text:p>
      <text:p text:style-name="P6"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string">
            <text:p text:style-name="Table_20_Contents">1</text:p>
          </table:table-cell>
          <table:table-cell table:style-name="表22.A1" office:value-type="string">
            <text:p text:style-name="Table_20_Contents">作業日</text:p>
          </table:table-cell>
          <table:table-cell table:style-name="表22.C1" office:value-type="string">
            <text:p text:style-name="P22">01/15 水曜日</text:p>
          </table:table-cell>
        </table:table-row>
        <table:table-row>
          <table:table-cell table:style-name="表22.A2" office:value-type="string">
            <text:p text:style-name="Table_20_Contents">2</text:p>
          </table:table-cell>
          <table:table-cell table:style-name="表22.A2" office:value-type="string">
            <text:p text:style-name="Table_20_Contents">発注者</text:p>
          </table:table-cell>
          <table:table-cell table:style-name="表22.C2" office:value-type="string">
            <text:p text:style-name="P22">佐藤工業</text:p>
          </table:table-cell>
        </table:table-row>
        <table:table-row>
          <table:table-cell table:style-name="表22.A2" office:value-type="string">
            <text:p text:style-name="Table_20_Contents">3</text:p>
          </table:table-cell>
          <table:table-cell table:style-name="表22.A2" office:value-type="string">
            <text:p text:style-name="Table_20_Contents">工事件名</text:p>
          </table:table-cell>
          <table:table-cell table:style-name="表22.C2" office:value-type="string">
            <text:p text:style-name="P22">春日秀樹様　共同住宅新築</text:p>
          </table:table-cell>
        </table:table-row>
        <table:table-row>
          <table:table-cell table:style-name="表22.A2" office:value-type="string">
            <text:p text:style-name="Table_20_Contents">4</text:p>
          </table:table-cell>
          <table:table-cell table:style-name="表22.A2" office:value-type="string">
            <text:p text:style-name="Table_20_Contents">人数</text:p>
          </table:table-cell>
          <table:table-cell table:style-name="表22.C2" office:value-type="string">
            <text:p text:style-name="P22">１名</text:p>
          </table:table-cell>
        </table:table-row>
        <table:table-row>
          <table:table-cell table:style-name="表22.A2" office:value-type="string">
            <text:p text:style-name="Table_20_Contents">5</text:p>
          </table:table-cell>
          <table:table-cell table:style-name="表22.A2" office:value-type="string">
            <text:p text:style-name="Table_20_Contents">作業時間</text:p>
          </table:table-cell>
          <table:table-cell table:style-name="表22.C2" office:value-type="string">
            <text:p text:style-name="P22">８：００－１７：３０</text:p>
            <text:p text:style-name="P22">（残業　３０分）</text:p>
          </table:table-cell>
        </table:table-row>
        <table:table-row>
          <table:table-cell table:style-name="表22.A2" office:value-type="string">
            <text:p text:style-name="Table_20_Contents">6</text:p>
          </table:table-cell>
          <table:table-cell table:style-name="表22.A2" office:value-type="string">
            <text:p text:style-name="Table_20_Contents">備考</text:p>
          </table:table-cell>
          <table:table-cell table:style-name="表22.C2" office:value-type="string">
            <text:list xml:id="list1916882398382075660" text:style-name="L1">
              <text:list-item>
                <text:p text:style-name="P57">昨日のお電話のとおり、残業をつけます。</text:p>
              </text:list-item>
              <text:list-item>
                <text:p text:style-name="P57">時間は、電話口でお伝えした「１時間」ではなく、３０分にしてます。というのも、ちょっと細かいのですが、打設の現場を離れたのは５時半ちょうどぐらいだったのですが、実は客先へは、「現場を終えたのは、５時半です」と、話してしまってます。</text:p>
              </text:list-item>
              <text:list-item>
                <text:p text:style-name="P57">１階の詰所へ着く頃には５時半を回っていました。いま、残業１時間の主張は、自分としてはやりにくいなと案じて、日報には５時半でつけてます。</text:p>
              </text:list-item>
            </text:list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15.水</text:p>
      <text:p text:style-name="P5"/>
      <text:p text:style-name="P5"/>
      <text:p text:style-name="P16"/>
      <text:p text:style-name="P2">-------------------------------------------------------- [20200125_133748]</text:p>
      <text:p text:style-name="P6">お疲れさまです。作業日報の<text:span text:style-name="T17">提出です。</text:span></text:p>
      <text:p text:style-name="P6"><text:soft-page-break/>よろしくお願い<text:span text:style-name="T17">いた</text:span>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string">
            <text:p text:style-name="Table_20_Contents">1</text:p>
          </table:table-cell>
          <table:table-cell table:style-name="表23.A1" office:value-type="string">
            <text:p text:style-name="Table_20_Contents">作業日</text:p>
          </table:table-cell>
          <table:table-cell table:style-name="表23.C1" office:value-type="string">
            <text:p text:style-name="P22">01/24 金曜日</text:p>
          </table:table-cell>
        </table:table-row>
        <table:table-row>
          <table:table-cell table:style-name="表23.A2" office:value-type="string">
            <text:p text:style-name="Table_20_Contents">2</text:p>
          </table:table-cell>
          <table:table-cell table:style-name="表23.A2" office:value-type="string">
            <text:p text:style-name="Table_20_Contents">発注者</text:p>
          </table:table-cell>
          <table:table-cell table:style-name="表23.C2" office:value-type="string">
            <text:p text:style-name="P22">国際電工</text:p>
          </table:table-cell>
        </table:table-row>
        <table:table-row>
          <table:table-cell table:style-name="表23.A2" office:value-type="string">
            <text:p text:style-name="Table_20_Contents">3</text:p>
          </table:table-cell>
          <table:table-cell table:style-name="表23.A2" office:value-type="string">
            <text:p text:style-name="Table_20_Contents">工事件名</text:p>
          </table:table-cell>
          <table:table-cell table:style-name="表23.C2" office:value-type="string">
            <text:p text:style-name="P22">下作延六丁目計画</text:p>
          </table:table-cell>
        </table:table-row>
        <table:table-row>
          <table:table-cell table:style-name="表23.A2" office:value-type="string">
            <text:p text:style-name="Table_20_Contents">4</text:p>
          </table:table-cell>
          <table:table-cell table:style-name="表23.A2" office:value-type="string">
            <text:p text:style-name="Table_20_Contents">人数</text:p>
          </table:table-cell>
          <table:table-cell table:style-name="表23.C2" office:value-type="string">
            <text:p text:style-name="P22">１名</text:p>
          </table:table-cell>
        </table:table-row>
        <table:table-row>
          <table:table-cell table:style-name="表23.A2" office:value-type="string">
            <text:p text:style-name="Table_20_Contents">5</text:p>
          </table:table-cell>
          <table:table-cell table:style-name="表23.A2" office:value-type="string">
            <text:p text:style-name="Table_20_Contents">作業時間</text:p>
          </table:table-cell>
          <table:table-cell table:style-name="表2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3.A2" office:value-type="string">
            <text:p text:style-name="Table_20_Contents">6</text:p>
          </table:table-cell>
          <table:table-cell table:style-name="表23.A2" office:value-type="string">
            <text:p text:style-name="Table_20_Contents">備考</text:p>
          </table:table-cell>
          <table:table-cell table:style-name="表23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24.金</text:p>
      <text:p text:style-name="P5"/>
      <text:p text:style-name="P5"/>
      <text:p text:style-name="P16"/>
      <text:p text:style-name="P2">-------------------------------------------------------- [20200203_150422]</text:p>
      <text:p text:style-name="P6">お疲れさまです。</text:p>
      <text:p text:style-name="P6"><text:span text:style-name="T17">こちらも遅くなり。すみません。</text:span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string">
            <text:p text:style-name="Table_20_Contents">1</text:p>
          </table:table-cell>
          <table:table-cell table:style-name="表24.A1" office:value-type="string">
            <text:p text:style-name="Table_20_Contents">作業日</text:p>
          </table:table-cell>
          <table:table-cell table:style-name="表24.C1" office:value-type="string">
            <text:p text:style-name="P22">01/31 金曜日</text:p>
          </table:table-cell>
        </table:table-row>
        <table:table-row>
          <table:table-cell table:style-name="表24.A2" office:value-type="string">
            <text:p text:style-name="Table_20_Contents">2</text:p>
          </table:table-cell>
          <table:table-cell table:style-name="表24.A2" office:value-type="string">
            <text:p text:style-name="Table_20_Contents">発注者</text:p>
          </table:table-cell>
          <table:table-cell table:style-name="表24.C2" office:value-type="string">
            <text:p text:style-name="P22">テクノキャリア（扶桑電気）</text:p>
          </table:table-cell>
        </table:table-row>
        <table:table-row>
          <table:table-cell table:style-name="表24.A2" office:value-type="string">
            <text:p text:style-name="Table_20_Contents">3</text:p>
          </table:table-cell>
          <table:table-cell table:style-name="表24.A2" office:value-type="string">
            <text:p text:style-name="Table_20_Contents">工事件名</text:p>
          </table:table-cell>
          <table:table-cell table:style-name="表24.C2" office:value-type="string">
            <text:p text:style-name="P22">こぶしえん新築工事</text:p>
          </table:table-cell>
        </table:table-row>
        <table:table-row>
          <table:table-cell table:style-name="表24.A2" office:value-type="string">
            <text:p text:style-name="Table_20_Contents">4</text:p>
          </table:table-cell>
          <table:table-cell table:style-name="表24.A2" office:value-type="string">
            <text:p text:style-name="Table_20_Contents">人数</text:p>
          </table:table-cell>
          <table:table-cell table:style-name="表24.C2" office:value-type="string">
            <text:p text:style-name="P22">１名</text:p>
          </table:table-cell>
        </table:table-row>
        <text:soft-page-break/>
        <table:table-row>
          <table:table-cell table:style-name="表24.A2" office:value-type="string">
            <text:p text:style-name="Table_20_Contents">5</text:p>
          </table:table-cell>
          <table:table-cell table:style-name="表24.A2" office:value-type="string">
            <text:p text:style-name="Table_20_Contents">作業時間</text:p>
          </table:table-cell>
          <table:table-cell table:style-name="表24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4.A2" office:value-type="string">
            <text:p text:style-name="Table_20_Contents">6</text:p>
          </table:table-cell>
          <table:table-cell table:style-name="表24.A2" office:value-type="string">
            <text:p text:style-name="Table_20_Contents">備考</text:p>
          </table:table-cell>
          <table:table-cell table:style-name="表24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1.31.金</text:p>
      <text:p text:style-name="P5"/>
      <text:p text:style-name="P5"/>
      <text:p text:style-name="P16"/>
      <text:p text:style-name="P2">-------------------------------------------------------- [<text:span text:style-name="T17">20200209_162556</text:span>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string">
            <text:p text:style-name="Table_20_Contents">1</text:p>
          </table:table-cell>
          <table:table-cell table:style-name="表25.A1" office:value-type="string">
            <text:p text:style-name="Table_20_Contents">作業日</text:p>
          </table:table-cell>
          <table:table-cell table:style-name="表25.C1" office:value-type="string">
            <text:p text:style-name="P22">2/8 土曜日</text:p>
          </table:table-cell>
        </table:table-row>
        <table:table-row>
          <table:table-cell table:style-name="表25.A2" office:value-type="string">
            <text:p text:style-name="Table_20_Contents">2</text:p>
          </table:table-cell>
          <table:table-cell table:style-name="表25.A2" office:value-type="string">
            <text:p text:style-name="Table_20_Contents">発注者</text:p>
          </table:table-cell>
          <table:table-cell table:style-name="表25.C2" office:value-type="string">
            <text:p text:style-name="P22">ホクシン設備</text:p>
          </table:table-cell>
        </table:table-row>
        <table:table-row>
          <table:table-cell table:style-name="表25.A2" office:value-type="string">
            <text:p text:style-name="Table_20_Contents">3</text:p>
          </table:table-cell>
          <table:table-cell table:style-name="表25.A2" office:value-type="string">
            <text:p text:style-name="Table_20_Contents">工事件名</text:p>
          </table:table-cell>
          <table:table-cell table:style-name="表25.C2" office:value-type="string">
            <text:p text:style-name="P22">新高円寺プロジェクト</text:p>
          </table:table-cell>
        </table:table-row>
        <table:table-row>
          <table:table-cell table:style-name="表25.A2" office:value-type="string">
            <text:p text:style-name="Table_20_Contents">4</text:p>
          </table:table-cell>
          <table:table-cell table:style-name="表25.A2" office:value-type="string">
            <text:p text:style-name="Table_20_Contents">人数</text:p>
          </table:table-cell>
          <table:table-cell table:style-name="表25.C2" office:value-type="string">
            <text:p text:style-name="P22">１名</text:p>
          </table:table-cell>
        </table:table-row>
        <table:table-row>
          <table:table-cell table:style-name="表25.A2" office:value-type="string">
            <text:p text:style-name="Table_20_Contents">5</text:p>
          </table:table-cell>
          <table:table-cell table:style-name="表25.A2" office:value-type="string">
            <text:p text:style-name="Table_20_Contents">作業時間</text:p>
          </table:table-cell>
          <table:table-cell table:style-name="表25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5.A2" office:value-type="string">
            <text:p text:style-name="Table_20_Contents">6</text:p>
          </table:table-cell>
          <table:table-cell table:style-name="表25.A2" office:value-type="string">
            <text:p text:style-name="Table_20_Contents">備考</text:p>
          </table:table-cell>
          <table:table-cell table:style-name="表25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8.土</text:p>
      <text:p text:style-name="P5"/>
      <text:p text:style-name="P5"/>
      <text:p text:style-name="P16"/>
      <text:p text:style-name="P5"/>
      <text:p text:style-name="P2">-------------------------------------------------------- [<text:span text:style-name="T17">20200217_140326</text:span>]</text:p>
      <text:p text:style-name="P6">お疲れさまです。</text:p>
      <text:p text:style-name="P6"><text:soft-page-break/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string">
            <text:p text:style-name="Table_20_Contents">1</text:p>
          </table:table-cell>
          <table:table-cell table:style-name="表26.A1" office:value-type="string">
            <text:p text:style-name="Table_20_Contents">作業日</text:p>
          </table:table-cell>
          <table:table-cell table:style-name="表26.C1" office:value-type="string">
            <text:p text:style-name="P22">2/15 土曜日</text:p>
          </table:table-cell>
        </table:table-row>
        <table:table-row>
          <table:table-cell table:style-name="表26.A2" office:value-type="string">
            <text:p text:style-name="Table_20_Contents">2</text:p>
          </table:table-cell>
          <table:table-cell table:style-name="表26.A2" office:value-type="string">
            <text:p text:style-name="Table_20_Contents">発注者</text:p>
          </table:table-cell>
          <table:table-cell table:style-name="表26.C2" office:value-type="string">
            <text:p text:style-name="P22">テクノキャリア（扶桑電気）</text:p>
          </table:table-cell>
        </table:table-row>
        <table:table-row>
          <table:table-cell table:style-name="表26.A2" office:value-type="string">
            <text:p text:style-name="Table_20_Contents">3</text:p>
          </table:table-cell>
          <table:table-cell table:style-name="表26.A2" office:value-type="string">
            <text:p text:style-name="Table_20_Contents">工事件名</text:p>
          </table:table-cell>
          <table:table-cell table:style-name="表26.C2" office:value-type="string">
            <text:p text:style-name="P22">こぶしえん新築工事</text:p>
          </table:table-cell>
        </table:table-row>
        <table:table-row>
          <table:table-cell table:style-name="表26.A2" office:value-type="string">
            <text:p text:style-name="Table_20_Contents">4</text:p>
          </table:table-cell>
          <table:table-cell table:style-name="表26.A2" office:value-type="string">
            <text:p text:style-name="Table_20_Contents">人数</text:p>
          </table:table-cell>
          <table:table-cell table:style-name="表26.C2" office:value-type="string">
            <text:p text:style-name="P22">１名</text:p>
          </table:table-cell>
        </table:table-row>
        <table:table-row>
          <table:table-cell table:style-name="表26.A2" office:value-type="string">
            <text:p text:style-name="Table_20_Contents">5</text:p>
          </table:table-cell>
          <table:table-cell table:style-name="表26.A2" office:value-type="string">
            <text:p text:style-name="Table_20_Contents">作業時間</text:p>
          </table:table-cell>
          <table:table-cell table:style-name="表26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6.A2" office:value-type="string">
            <text:p text:style-name="Table_20_Contents">6</text:p>
          </table:table-cell>
          <table:table-cell table:style-name="表26.A2" office:value-type="string">
            <text:p text:style-name="Table_20_Contents">備考</text:p>
          </table:table-cell>
          <table:table-cell table:style-name="表26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15.土</text:p>
      <text:p text:style-name="P5">[//]</text:p>
      <text:p text:style-name="P5"/>
      <text:p text:style-name="P16"/>
      <text:p text:style-name="P2">-------------------------------------------------------- [20200224_130639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string">
            <text:p text:style-name="Table_20_Contents">1</text:p>
          </table:table-cell>
          <table:table-cell table:style-name="表27.A1" office:value-type="string">
            <text:p text:style-name="Table_20_Contents">作業日</text:p>
          </table:table-cell>
          <table:table-cell table:style-name="表27.C1" office:value-type="string">
            <text:p text:style-name="P22">2/22 土曜日</text:p>
          </table:table-cell>
        </table:table-row>
        <table:table-row>
          <table:table-cell table:style-name="表27.A2" office:value-type="string">
            <text:p text:style-name="Table_20_Contents">2</text:p>
          </table:table-cell>
          <table:table-cell table:style-name="表27.A2" office:value-type="string">
            <text:p text:style-name="Table_20_Contents">発注者</text:p>
          </table:table-cell>
          <table:table-cell table:style-name="表27.C2" office:value-type="string">
            <text:p text:style-name="P22">テクノキャリア（扶桑電気）</text:p>
          </table:table-cell>
        </table:table-row>
        <table:table-row>
          <table:table-cell table:style-name="表27.A2" office:value-type="string">
            <text:p text:style-name="Table_20_Contents">3</text:p>
          </table:table-cell>
          <table:table-cell table:style-name="表27.A2" office:value-type="string">
            <text:p text:style-name="Table_20_Contents">工事件名</text:p>
          </table:table-cell>
          <table:table-cell table:style-name="表27.C2" office:value-type="string">
            <text:p text:style-name="P22">こぶしえん新築工事</text:p>
          </table:table-cell>
        </table:table-row>
        <text:soft-page-break/>
        <table:table-row>
          <table:table-cell table:style-name="表27.A2" office:value-type="string">
            <text:p text:style-name="Table_20_Contents">4</text:p>
          </table:table-cell>
          <table:table-cell table:style-name="表27.A2" office:value-type="string">
            <text:p text:style-name="Table_20_Contents">人数</text:p>
          </table:table-cell>
          <table:table-cell table:style-name="表27.C2" office:value-type="string">
            <text:p text:style-name="P22">１名</text:p>
          </table:table-cell>
        </table:table-row>
        <table:table-row>
          <table:table-cell table:style-name="表27.A2" office:value-type="string">
            <text:p text:style-name="Table_20_Contents">5</text:p>
          </table:table-cell>
          <table:table-cell table:style-name="表27.A2" office:value-type="string">
            <text:p text:style-name="Table_20_Contents">作業時間</text:p>
          </table:table-cell>
          <table:table-cell table:style-name="表27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7.A2" office:value-type="string">
            <text:p text:style-name="Table_20_Contents">6</text:p>
          </table:table-cell>
          <table:table-cell table:style-name="表27.A2" office:value-type="string">
            <text:p text:style-name="Table_20_Contents">備考</text:p>
          </table:table-cell>
          <table:table-cell table:style-name="表27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22.土</text:p>
      <text:p text:style-name="P5">[//]</text:p>
      <text:p text:style-name="P5"/>
      <text:p text:style-name="P16"/>
      <text:p text:style-name="P2">-------------------------------------------------------- [20200301_17121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8" table:style-name="表28">
        <table:table-column table:style-name="表28.A"/>
        <table:table-column table:style-name="表28.B"/>
        <table:table-column table:style-name="表28.C"/>
        <table:table-row>
          <table:table-cell table:style-name="表28.A1" office:value-type="string">
            <text:p text:style-name="Table_20_Contents">1</text:p>
          </table:table-cell>
          <table:table-cell table:style-name="表28.A1" office:value-type="string">
            <text:p text:style-name="Table_20_Contents">作業日</text:p>
          </table:table-cell>
          <table:table-cell table:style-name="表28.C1" office:value-type="string">
            <text:p text:style-name="P22">2/29 土曜日</text:p>
          </table:table-cell>
        </table:table-row>
        <table:table-row>
          <table:table-cell table:style-name="表28.A2" office:value-type="string">
            <text:p text:style-name="Table_20_Contents">2</text:p>
          </table:table-cell>
          <table:table-cell table:style-name="表28.A2" office:value-type="string">
            <text:p text:style-name="Table_20_Contents">発注者</text:p>
          </table:table-cell>
          <table:table-cell table:style-name="表28.C2" office:value-type="string">
            <text:p text:style-name="P22">金子工業所（大和ハウス）</text:p>
          </table:table-cell>
        </table:table-row>
        <table:table-row>
          <table:table-cell table:style-name="表28.A2" office:value-type="string">
            <text:p text:style-name="Table_20_Contents">3</text:p>
          </table:table-cell>
          <table:table-cell table:style-name="表28.A2" office:value-type="string">
            <text:p text:style-name="Table_20_Contents">工事件名</text:p>
          </table:table-cell>
          <table:table-cell table:style-name="表28.C2" office:value-type="string">
            <text:p text:style-name="P22">愛知屋様伊勢佐木町プロジェクト</text:p>
          </table:table-cell>
        </table:table-row>
        <table:table-row>
          <table:table-cell table:style-name="表28.A2" office:value-type="string">
            <text:p text:style-name="Table_20_Contents">4</text:p>
          </table:table-cell>
          <table:table-cell table:style-name="表28.A2" office:value-type="string">
            <text:p text:style-name="Table_20_Contents">人数</text:p>
          </table:table-cell>
          <table:table-cell table:style-name="表28.C2" office:value-type="string">
            <text:p text:style-name="P22">１名</text:p>
          </table:table-cell>
        </table:table-row>
        <table:table-row>
          <table:table-cell table:style-name="表28.A2" office:value-type="string">
            <text:p text:style-name="Table_20_Contents">5</text:p>
          </table:table-cell>
          <table:table-cell table:style-name="表28.A2" office:value-type="string">
            <text:p text:style-name="Table_20_Contents">作業時間</text:p>
          </table:table-cell>
          <table:table-cell table:style-name="表28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8.A2" office:value-type="string">
            <text:p text:style-name="Table_20_Contents">6</text:p>
          </table:table-cell>
          <table:table-cell table:style-name="表28.A2" office:value-type="string">
            <text:p text:style-name="Table_20_Contents">備考</text:p>
          </table:table-cell>
          <table:table-cell table:style-name="表28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2.29.土</text:p>
      <text:p text:style-name="P5">[//]</text:p>
      <text:p text:style-name="P5"/>
      <text:p text:style-name="P16"/>
      <text:p text:style-name="P5"/>
      <text:p text:style-name="P2">-------------------------------------------------------- [20200307_130811]</text:p>
      <text:p text:style-name="P6"><text:soft-page-break/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0" table:style-name="表30">
        <table:table-column table:style-name="表30.A"/>
        <table:table-column table:style-name="表30.B"/>
        <table:table-column table:style-name="表30.C"/>
        <table:table-row>
          <table:table-cell table:style-name="表30.A1" office:value-type="string">
            <text:p text:style-name="Table_20_Contents">1</text:p>
          </table:table-cell>
          <table:table-cell table:style-name="表30.A1" office:value-type="string">
            <text:p text:style-name="Table_20_Contents">作業日</text:p>
          </table:table-cell>
          <table:table-cell table:style-name="表30.C1" office:value-type="string">
            <text:p text:style-name="P22">3/6 金曜日</text:p>
          </table:table-cell>
        </table:table-row>
        <table:table-row>
          <table:table-cell table:style-name="表30.A2" office:value-type="string">
            <text:p text:style-name="Table_20_Contents">2</text:p>
          </table:table-cell>
          <table:table-cell table:style-name="表30.A2" office:value-type="string">
            <text:p text:style-name="Table_20_Contents">発注者</text:p>
          </table:table-cell>
          <table:table-cell table:style-name="表30.C2" office:value-type="string">
            <text:p text:style-name="P22">MK設備設計</text:p>
          </table:table-cell>
        </table:table-row>
        <table:table-row>
          <table:table-cell table:style-name="表30.A2" office:value-type="string">
            <text:p text:style-name="Table_20_Contents">3</text:p>
          </table:table-cell>
          <table:table-cell table:style-name="表30.A2" office:value-type="string">
            <text:p text:style-name="Table_20_Contents">工事件名</text:p>
          </table:table-cell>
          <table:table-cell table:style-name="表30.C2" office:value-type="string">
            <text:p text:style-name="P22">東中野５丁目計画</text:p>
          </table:table-cell>
        </table:table-row>
        <table:table-row>
          <table:table-cell table:style-name="表30.A2" office:value-type="string">
            <text:p text:style-name="Table_20_Contents">4</text:p>
          </table:table-cell>
          <table:table-cell table:style-name="表30.A2" office:value-type="string">
            <text:p text:style-name="Table_20_Contents">人数</text:p>
          </table:table-cell>
          <table:table-cell table:style-name="表30.C2" office:value-type="string">
            <text:p text:style-name="P22">１名</text:p>
          </table:table-cell>
        </table:table-row>
        <table:table-row>
          <table:table-cell table:style-name="表30.A2" office:value-type="string">
            <text:p text:style-name="Table_20_Contents">5</text:p>
          </table:table-cell>
          <table:table-cell table:style-name="表30.A2" office:value-type="string">
            <text:p text:style-name="Table_20_Contents">作業時間</text:p>
          </table:table-cell>
          <table:table-cell table:style-name="表30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0.A2" office:value-type="string">
            <text:p text:style-name="Table_20_Contents">6</text:p>
          </table:table-cell>
          <table:table-cell table:style-name="表30.A2" office:value-type="string">
            <text:p text:style-name="Table_20_Contents">備考</text:p>
          </table:table-cell>
          <table:table-cell table:style-name="表30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6.金</text:p>
      <text:p text:style-name="P5">[//]</text:p>
      <text:p text:style-name="P5"/>
      <text:p text:style-name="P16"/>
      <text:p text:style-name="P5"/>
      <text:p text:style-name="P2">-------------------------------------------------------- [20200314_160437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1" table:style-name="表31">
        <table:table-column table:style-name="表31.A"/>
        <table:table-column table:style-name="表31.B"/>
        <table:table-column table:style-name="表31.C"/>
        <table:table-row>
          <table:table-cell table:style-name="表31.A1" office:value-type="string">
            <text:p text:style-name="Table_20_Contents">1</text:p>
          </table:table-cell>
          <table:table-cell table:style-name="表31.A1" office:value-type="string">
            <text:p text:style-name="Table_20_Contents">作業日</text:p>
          </table:table-cell>
          <table:table-cell table:style-name="表31.C1" office:value-type="string">
            <text:p text:style-name="P22">3/13 金曜日</text:p>
          </table:table-cell>
        </table:table-row>
        <text:soft-page-break/>
        <table:table-row>
          <table:table-cell table:style-name="表31.A2" office:value-type="string">
            <text:p text:style-name="Table_20_Contents">2</text:p>
          </table:table-cell>
          <table:table-cell table:style-name="表31.A2" office:value-type="string">
            <text:p text:style-name="Table_20_Contents">発注者</text:p>
          </table:table-cell>
          <table:table-cell table:style-name="表31.C2" office:value-type="string">
            <text:p text:style-name="P22">アイ・エンジニアリング（川村工営）</text:p>
          </table:table-cell>
        </table:table-row>
        <table:table-row>
          <table:table-cell table:style-name="表31.A2" office:value-type="string">
            <text:p text:style-name="Table_20_Contents">3</text:p>
          </table:table-cell>
          <table:table-cell table:style-name="表31.A2" office:value-type="string">
            <text:p text:style-name="Table_20_Contents">工事件名</text:p>
          </table:table-cell>
          <table:table-cell table:style-name="表31.C2" office:value-type="string">
            <text:p text:style-name="P22">藤沢市辻堂新町計画</text:p>
          </table:table-cell>
        </table:table-row>
        <table:table-row>
          <table:table-cell table:style-name="表31.A2" office:value-type="string">
            <text:p text:style-name="Table_20_Contents">4</text:p>
          </table:table-cell>
          <table:table-cell table:style-name="表31.A2" office:value-type="string">
            <text:p text:style-name="Table_20_Contents">人数</text:p>
          </table:table-cell>
          <table:table-cell table:style-name="表31.C2" office:value-type="string">
            <text:p text:style-name="P22">１名</text:p>
          </table:table-cell>
        </table:table-row>
        <table:table-row>
          <table:table-cell table:style-name="表31.A2" office:value-type="string">
            <text:p text:style-name="Table_20_Contents">5</text:p>
          </table:table-cell>
          <table:table-cell table:style-name="表31.A2" office:value-type="string">
            <text:p text:style-name="Table_20_Contents">作業時間</text:p>
          </table:table-cell>
          <table:table-cell table:style-name="表31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1.A2" office:value-type="string">
            <text:p text:style-name="Table_20_Contents">6</text:p>
          </table:table-cell>
          <table:table-cell table:style-name="表31.A2" office:value-type="string">
            <text:p text:style-name="Table_20_Contents">備考</text:p>
          </table:table-cell>
          <table:table-cell table:style-name="表31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13.金</text:p>
      <text:p text:style-name="P5">[//]</text:p>
      <text:p text:style-name="P5"/>
      <text:p text:style-name="P16"/>
      <text:p text:style-name="P2"/>
      <text:p text:style-name="P2">-------------------------------------------------------- [20200322_155745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2" table:style-name="表32">
        <table:table-column table:style-name="表32.A"/>
        <table:table-column table:style-name="表32.B"/>
        <table:table-column table:style-name="表32.C"/>
        <table:table-row>
          <table:table-cell table:style-name="表32.A1" office:value-type="string">
            <text:p text:style-name="Table_20_Contents">1</text:p>
          </table:table-cell>
          <table:table-cell table:style-name="表32.A1" office:value-type="string">
            <text:p text:style-name="Table_20_Contents">作業日</text:p>
          </table:table-cell>
          <table:table-cell table:style-name="表32.C1" office:value-type="string">
            <text:p text:style-name="P22">3/21 土曜日</text:p>
          </table:table-cell>
        </table:table-row>
        <table:table-row>
          <table:table-cell table:style-name="表32.A2" office:value-type="string">
            <text:p text:style-name="Table_20_Contents">2</text:p>
          </table:table-cell>
          <table:table-cell table:style-name="表32.A2" office:value-type="string">
            <text:p text:style-name="Table_20_Contents">発注者</text:p>
          </table:table-cell>
          <table:table-cell table:style-name="表32.C2" office:value-type="string">
            <text:p text:style-name="P22">八千代電気</text:p>
          </table:table-cell>
        </table:table-row>
        <table:table-row>
          <table:table-cell table:style-name="表32.A2" office:value-type="string">
            <text:p text:style-name="Table_20_Contents">3</text:p>
          </table:table-cell>
          <table:table-cell table:style-name="表32.A2" office:value-type="string">
            <text:p text:style-name="Table_20_Contents">工事件名</text:p>
          </table:table-cell>
          <table:table-cell table:style-name="表32.C2" office:value-type="string">
            <text:p text:style-name="P22">アーデル平塚新築工事</text:p>
          </table:table-cell>
        </table:table-row>
        <table:table-row>
          <table:table-cell table:style-name="表32.A2" office:value-type="string">
            <text:p text:style-name="Table_20_Contents">4</text:p>
          </table:table-cell>
          <table:table-cell table:style-name="表32.A2" office:value-type="string">
            <text:p text:style-name="Table_20_Contents">人数</text:p>
          </table:table-cell>
          <table:table-cell table:style-name="表32.C2" office:value-type="string">
            <text:p text:style-name="P22">２名</text:p>
          </table:table-cell>
        </table:table-row>
        <table:table-row>
          <table:table-cell table:style-name="表32.A2" office:value-type="string">
            <text:p text:style-name="Table_20_Contents">5</text:p>
          </table:table-cell>
          <table:table-cell table:style-name="表32.A2" office:value-type="string">
            <text:p text:style-name="Table_20_Contents">作業時間</text:p>
          </table:table-cell>
          <table:table-cell table:style-name="表32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2.A2" office:value-type="string">
            <text:p text:style-name="Table_20_Contents">6</text:p>
          </table:table-cell>
          <table:table-cell table:style-name="表32.A2" office:value-type="string">
            <text:p text:style-name="Table_20_Contents">備考</text:p>
          </table:table-cell>
          <table:table-cell table:style-name="表32.C2" office:value-type="string">
            <text:p text:style-name="P22">日報は、中根さん（藤沢）がサインをもらってくれました。</text:p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21.土</text:p>
      <text:p text:style-name="P5">[//]</text:p>
      <text:p text:style-name="P5"/>
      <text:p text:style-name="P16"><text:soft-page-break/></text:p>
      <text:p text:style-name="P5"/>
      <text:p text:style-name="P2">-------------------------------------------------------- [20200329_165550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33" table:style-name="表33">
        <table:table-column table:style-name="表33.A"/>
        <table:table-column table:style-name="表33.B"/>
        <table:table-column table:style-name="表33.C"/>
        <table:table-row>
          <table:table-cell table:style-name="表33.A1" office:value-type="string">
            <text:p text:style-name="Table_20_Contents">1</text:p>
          </table:table-cell>
          <table:table-cell table:style-name="表33.A1" office:value-type="string">
            <text:p text:style-name="Table_20_Contents">作業日</text:p>
          </table:table-cell>
          <table:table-cell table:style-name="表33.C1" office:value-type="string">
            <text:p text:style-name="P22">3/28 土曜日</text:p>
          </table:table-cell>
        </table:table-row>
        <table:table-row>
          <table:table-cell table:style-name="表33.A2" office:value-type="string">
            <text:p text:style-name="Table_20_Contents">2</text:p>
          </table:table-cell>
          <table:table-cell table:style-name="表33.A2" office:value-type="string">
            <text:p text:style-name="Table_20_Contents">発注者</text:p>
          </table:table-cell>
          <table:table-cell table:style-name="表33.C2" office:value-type="string">
            <text:p text:style-name="P22">佐藤工業（古里建設工業）</text:p>
          </table:table-cell>
        </table:table-row>
        <table:table-row>
          <table:table-cell table:style-name="表33.A2" office:value-type="string">
            <text:p text:style-name="Table_20_Contents">3</text:p>
          </table:table-cell>
          <table:table-cell table:style-name="表33.A2" office:value-type="string">
            <text:p text:style-name="Table_20_Contents">工事件名</text:p>
          </table:table-cell>
          <table:table-cell table:style-name="表33.C2" office:value-type="string">
            <text:p text:style-name="P22">豊島区高田１丁目計画</text:p>
          </table:table-cell>
        </table:table-row>
        <table:table-row>
          <table:table-cell table:style-name="表33.A2" office:value-type="string">
            <text:p text:style-name="Table_20_Contents">4</text:p>
          </table:table-cell>
          <table:table-cell table:style-name="表33.A2" office:value-type="string">
            <text:p text:style-name="Table_20_Contents">人数</text:p>
          </table:table-cell>
          <table:table-cell table:style-name="表33.C2" office:value-type="string">
            <text:p text:style-name="P22">１名</text:p>
          </table:table-cell>
        </table:table-row>
        <table:table-row>
          <table:table-cell table:style-name="表33.A2" office:value-type="string">
            <text:p text:style-name="Table_20_Contents">5</text:p>
          </table:table-cell>
          <table:table-cell table:style-name="表33.A2" office:value-type="string">
            <text:p text:style-name="Table_20_Contents">作業時間</text:p>
          </table:table-cell>
          <table:table-cell table:style-name="表33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33.A2" office:value-type="string">
            <text:p text:style-name="Table_20_Contents">6</text:p>
          </table:table-cell>
          <table:table-cell table:style-name="表33.A2" office:value-type="string">
            <text:p text:style-name="Table_20_Contents">備考</text:p>
          </table:table-cell>
          <table:table-cell table:style-name="表33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28.土</text:p>
      <text:p text:style-name="P5">[//]</text:p>
      <text:p text:style-name="P5"/>
      <text:p text:style-name="P16"/>
      <text:p text:style-name="P5"/>
      <text:p text:style-name="P2">-------------------------------------------------------- [20200404_081535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34" table:style-name="表34">
        <table:table-column table:style-name="表34.A"/>
        <table:table-column table:style-name="表34.B"/>
        <table:table-column table:style-name="表34.C"/>
        <table:table-row>
          <table:table-cell table:style-name="表34.A1" office:value-type="string">
            <text:p text:style-name="P28">1</text:p>
          </table:table-cell>
          <table:table-cell table:style-name="表34.A1" office:value-type="string">
            <text:p text:style-name="P28">作業日</text:p>
          </table:table-cell>
          <table:table-cell table:style-name="表34.C1" office:value-type="string">
            <text:p text:style-name="P30">4/2 木曜日</text:p>
          </table:table-cell>
        </table:table-row>
        <table:table-row>
          <table:table-cell table:style-name="表34.A2" office:value-type="string">
            <text:p text:style-name="P28">2</text:p>
          </table:table-cell>
          <table:table-cell table:style-name="表34.A2" office:value-type="string">
            <text:p text:style-name="P28">発注者</text:p>
          </table:table-cell>
          <table:table-cell table:style-name="表34.C2" office:value-type="string">
            <text:p text:style-name="P30">テクノキャリア（扶桑電気）</text:p>
          </table:table-cell>
        </table:table-row>
        <table:table-row>
          <table:table-cell table:style-name="表34.A2" office:value-type="string">
            <text:p text:style-name="P28">3</text:p>
          </table:table-cell>
          <table:table-cell table:style-name="表34.A2" office:value-type="string">
            <text:p text:style-name="P28">工事件名</text:p>
          </table:table-cell>
          <table:table-cell table:style-name="表34.C2" office:value-type="string">
            <text:p text:style-name="P30">こぶしえん新築工事</text:p>
          </table:table-cell>
        </table:table-row>
        <table:table-row>
          <table:table-cell table:style-name="表34.A2" office:value-type="string">
            <text:p text:style-name="P28">4</text:p>
          </table:table-cell>
          <table:table-cell table:style-name="表34.A2" office:value-type="string">
            <text:p text:style-name="P28">作業時間</text:p>
          </table:table-cell>
          <table:table-cell table:style-name="表34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34.A2" office:value-type="string">
            <text:p text:style-name="P28">5</text:p>
          </table:table-cell>
          <table:table-cell table:style-name="表34.A2" office:value-type="string">
            <text:p text:style-name="P28">備考</text:p>
          </table:table-cell>
          <table:table-cell table:style-name="表34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list xml:id="list2115042022238135967" text:style-name="L2">
        <text:list-item>
          <text:p text:style-name="P45"><text:span text:style-name="T6">作業希望週　2020</text:span><text:span text:style-name="T7">.4.6(</text:span><text:span text:style-name="T6">月</text:span><text:span text:style-name="T7">) ~ 2020.4.12(</text:span><text:span text:style-name="T6">日</text:span><text:span text:style-name="T7">)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9">4/10（金）</text:p>
          </table:table-cell>
          <table:table-cell table:style-name="表35.B1" office:value-type="string">
            <text:p text:style-name="P29">4/11（土）</text:p>
          </table:table-cell>
        </table:table-row>
        <table:table-row>
          <table:table-cell table:style-name="表35.A2" office:value-type="string">
            <text:p text:style-name="P27">○</text:p>
          </table:table-cell>
          <table:table-cell table:style-name="表35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5">期間</text:p>
          </table:table-cell>
          <table:table-cell table:style-name="表37.B1" office:value-type="string">
            <text:p text:style-name="P26"><text:s text:c="2"/>2020.3.30(月) ~ 2020.4.5(日)</text:p>
          </table:table-cell>
        </table:table-row>
        <table:table-row>
          <table:table-cell table:style-name="表37.A2" office:value-type="string">
            <text:p text:style-name="P23">合計</text:p>
          </table:table-cell>
          <table:table-cell table:style-name="表37.B2" office:value-type="string">
            <text:p text:style-name="P24"><text:s/>￥440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3.30(月) ~ 2020.4.5(日)</text:p>
      <text:p text:style-name="P13">[//]</text:p>
      <text:p text:style-name="P5"/>
      <text:p text:style-name="P16"/>
      <text:p text:style-name="P5"/>
      <text:p text:style-name="P2">-------------------------------------------------------- [XXX]</text:p>
      <text:p text:style-name="P10">お疲れさまです。</text:p>
      <text:p text:style-name="P12"><text:span text:style-name="T22">作業希望日を</text:span>提出します。</text:p>
      <text:p text:style-name="P10">よろしくお願いします。</text:p>
      <text:p text:style-name="P36">（みなさん元気ですか）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33"><text:span text:style-name="T17">② </text:span><text:span text:style-name="T21">作業希望日 （週１日　金、または、土）</text:span></text:p>
      <text:p text:style-name="P17"><text:span text:style-name="T8">　作業希望週　2020</text:span><text:span text:style-name="T9">.4.13(</text:span><text:span text:style-name="T8">月</text:span><text:span text:style-name="T9">) ~ 2020.4.19(</text:span><text:span text:style-name="T8">日</text:span><text:span text:style-name="T9">)</text:span></text:p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9">4/17（金）</text:p>
          </table:table-cell>
          <table:table-cell table:style-name="表41.B1" office:value-type="string">
            <text:p text:style-name="P29">4/18（土）</text:p>
          </table:table-cell>
        </table:table-row>
        <text:soft-page-break/>
        <table:table-row>
          <table:table-cell table:style-name="表41.A2" office:value-type="string">
            <text:p text:style-name="P27">○</text:p>
          </table:table-cell>
          <table:table-cell table:style-name="表41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<text:span text:style-name="T23">作業希望日</text:span>】 2020<text:span text:style-name="T24">.4.13(</text:span>月<text:span text:style-name="T24">) ~ 2020.4.19(</text:span>日<text:span text:style-name="T24">)</text:span></text:p>
      <text:p text:style-name="P13">[//]</text:p>
      <text:p text:style-name="P5"/>
      <text:p text:style-name="P16"/>
      <text:p text:style-name="P5"/>
      <text:p text:style-name="P5"/>
      <text:p text:style-name="P2">-------------------------------------------------------- [20200425_174954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0" table:style-name="表40">
        <table:table-column table:style-name="表40.A"/>
        <table:table-column table:style-name="表40.B"/>
        <table:table-column table:style-name="表40.C"/>
        <table:table-row>
          <table:table-cell table:style-name="表40.A1" office:value-type="string">
            <text:p text:style-name="P28">1</text:p>
          </table:table-cell>
          <table:table-cell table:style-name="表40.A1" office:value-type="string">
            <text:p text:style-name="P28">作業日</text:p>
          </table:table-cell>
          <table:table-cell table:style-name="表40.C1" office:value-type="string">
            <text:p text:style-name="P30">4/24 金曜日</text:p>
          </table:table-cell>
        </table:table-row>
        <table:table-row>
          <table:table-cell table:style-name="表40.A2" office:value-type="string">
            <text:p text:style-name="P28">2</text:p>
          </table:table-cell>
          <table:table-cell table:style-name="表40.A2" office:value-type="string">
            <text:p text:style-name="P28">発注者</text:p>
          </table:table-cell>
          <table:table-cell table:style-name="表40.C2" office:value-type="string">
            <text:p text:style-name="P30">ホクシン設備</text:p>
          </table:table-cell>
        </table:table-row>
        <table:table-row>
          <table:table-cell table:style-name="表40.A2" office:value-type="string">
            <text:p text:style-name="P28">3</text:p>
          </table:table-cell>
          <table:table-cell table:style-name="表40.A2" office:value-type="string">
            <text:p text:style-name="P28">工事件名</text:p>
          </table:table-cell>
          <table:table-cell table:style-name="表40.C2" office:value-type="string">
            <text:p text:style-name="P30">新高円寺プロジェクト</text:p>
          </table:table-cell>
        </table:table-row>
        <table:table-row>
          <table:table-cell table:style-name="表40.A2" office:value-type="string">
            <text:p text:style-name="P28">4</text:p>
          </table:table-cell>
          <table:table-cell table:style-name="表40.A2" office:value-type="string">
            <text:p text:style-name="P28">作業時間</text:p>
          </table:table-cell>
          <table:table-cell table:style-name="表40.C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40.A2" office:value-type="string">
            <text:p text:style-name="P28">5</text:p>
          </table:table-cell>
          <table:table-cell table:style-name="表40.A2" office:value-type="string">
            <text:p text:style-name="P28">備考</text:p>
          </table:table-cell>
          <table:table-cell table:style-name="表40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4.27(</text:span><text:span text:style-name="T8">月</text:span><text:span text:style-name="T9">) ~ 2020.5.3(</text:span><text:span text:style-name="T8">日</text:span><text:span text:style-name="T9">)</text:span></text:p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9">4/30（金）</text:p>
          </table:table-cell>
          <table:table-cell table:style-name="表42.B1" office:value-type="string">
            <text:p text:style-name="P29">5/1（土）</text:p>
          </table:table-cell>
        </table:table-row>
        <table:table-row>
          <table:table-cell table:style-name="表42.A2" office:value-type="string">
            <text:p text:style-name="P27">○</text:p>
          </table:table-cell>
          <table:table-cell table:style-name="表42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5">期間</text:p>
          </table:table-cell>
          <table:table-cell table:style-name="表43.B1" office:value-type="string">
            <text:p text:style-name="P26"><text:s text:c="2"/>2020.4.20(月) ~ 2020.4.26(日)</text:p>
          </table:table-cell>
        </table:table-row>
        <table:table-row>
          <table:table-cell table:style-name="表43.A2" office:value-type="string">
            <text:p text:style-name="P23">合計</text:p>
          </table:table-cell>
          <table:table-cell table:style-name="表43.B2" office:value-type="string">
            <text:p text:style-name="P24"><text:s/>￥838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4.20(月) ~ 2020.4.26(日)</text:p>
      <text:p text:style-name="P13"><text:soft-page-break/>[//]</text:p>
      <text:p text:style-name="P5"/>
      <text:p text:style-name="P16"/>
      <text:p text:style-name="P2">-------------------------------------------------------- [20200501_165603]</text:p>
      <text:p text:style-name="P10">お疲れさまです。</text:p>
      <text:p text:style-name="P12">来週の希望日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7"><text:span text:style-name="T8">　作業希望週　2020</text:span><text:span text:style-name="T9">.5.4(</text:span><text:span text:style-name="T8">月</text:span><text:span text:style-name="T9">) ~ 2020.5.10(</text:span><text:span text:style-name="T8">日</text:span><text:span text:style-name="T9">)</text:span></text:p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9">5/8（金）</text:p>
          </table:table-cell>
          <table:table-cell table:style-name="表45.B1" office:value-type="string">
            <text:p text:style-name="P29">5/9（土）</text:p>
          </table:table-cell>
        </table:table-row>
        <table:table-row>
          <table:table-cell table:style-name="表45.A2" office:value-type="string">
            <text:p text:style-name="P27">○</text:p>
          </table:table-cell>
          <table:table-cell table:style-name="表45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日報連絡、他】 2020<text:span text:style-name="T24">.5.4(</text:span>月<text:span text:style-name="T24">) ~ 2020.5.10(</text:span>日<text:span text:style-name="T24">)</text:span></text:p>
      <text:p text:style-name="P13"/>
      <text:p text:style-name="P13">[/20200501_165754/]</text:p>
      <text:p text:style-name="P5"/>
      <text:p text:style-name="P5"/>
      <text:p text:style-name="P16"/>
      <text:p text:style-name="P5"/>
      <text:p text:style-name="P2">-------------------------------------------------------- [20200509_075859]</text:p>
      <text:p text:style-name="P10">お疲れさまです。<text:span text:style-name="T17">皆さんお元気ですか。</text:span></text:p>
      <text:p text:style-name="P10"><text:span text:style-name="T17">来週の希望日です。</text:span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7"><text:span text:style-name="T8">　作業希望週　2020</text:span><text:span text:style-name="T9">.5.11(</text:span><text:span text:style-name="T8">月</text:span><text:span text:style-name="T9">) ~ 2020.5.17(</text:span><text:span text:style-name="T8">日</text:span><text:span text:style-name="T9">)</text:span></text:p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9">5/15（金）</text:p>
          </table:table-cell>
          <table:table-cell table:style-name="表44.B1" office:value-type="string">
            <text:p text:style-name="P29">5/16（土）</text:p>
          </table:table-cell>
        </table:table-row>
        <text:soft-page-break/>
        <table:table-row>
          <table:table-cell table:style-name="表44.A2" office:value-type="string">
            <text:p text:style-name="P27">○</text:p>
          </table:table-cell>
          <table:table-cell table:style-name="表44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日報連絡、他】 2020<text:span text:style-name="T24">.5.11(</text:span>月<text:span text:style-name="T24">) ~ 2020.5.17(</text:span>日<text:span text:style-name="T24">)</text:span></text:p>
      <text:p text:style-name="P13"/>
      <text:p text:style-name="P13">[<office:annotation office:name="__Annotation__4307_1668087087"><dc:creator>iwabuchi ken</dc:creator><dc:date>2020-05-09T08:00:38.83</dc:date><text:p text:style-name="P66"><text:span text:style-name="T25">e abcde</text:span></text:p></office:annotation>/20200509_080050/<office:annotation-end office:name="__Annotation__4307_1668087087"/>]</text:p>
      <text:p text:style-name="P5"/>
      <text:p text:style-name="P5"/>
      <text:p text:style-name="P16"/>
      <text:p text:style-name="P2">-------------------------------------------------------- [20200513_175555]</text:p>
      <text:p text:style-name="P12">すみません。遅くなりました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46" table:style-name="表46">
        <table:table-column table:style-name="表46.A"/>
        <table:table-column table:style-name="表46.B"/>
        <table:table-column table:style-name="表46.C" table:number-columns-repeated="2"/>
        <table:table-row>
          <table:table-cell table:style-name="表46.A1" office:value-type="string">
            <text:p text:style-name="P28">1</text:p>
          </table:table-cell>
          <table:table-cell table:style-name="表46.A1" office:value-type="string">
            <text:p text:style-name="P28">作業日</text:p>
          </table:table-cell>
          <table:table-cell table:style-name="表46.A1" office:value-type="string">
            <text:p text:style-name="P30">5/11 月曜日</text:p>
          </table:table-cell>
          <table:table-cell table:style-name="表46.D1" office:value-type="string">
            <text:p text:style-name="P30">5/12 火曜日</text:p>
          </table:table-cell>
        </table:table-row>
        <table:table-row>
          <table:table-cell table:style-name="表46.A2" office:value-type="string">
            <text:p text:style-name="P28">2</text:p>
          </table:table-cell>
          <table:table-cell table:style-name="表46.A2" office:value-type="string">
            <text:p text:style-name="P28">発注者</text:p>
          </table:table-cell>
          <table:table-cell table:style-name="表46.A2" office:value-type="string">
            <text:p text:style-name="P30">経塚工業株式会社（三井住友建設）</text:p>
          </table:table-cell>
          <table:table-cell table:style-name="表46.D2" office:value-type="string">
            <text:p text:style-name="P30">経塚工業株式会社（三井住友建設）</text:p>
          </table:table-cell>
        </table:table-row>
        <table:table-row>
          <table:table-cell table:style-name="表46.A2" office:value-type="string">
            <text:p text:style-name="P28">3</text:p>
          </table:table-cell>
          <table:table-cell table:style-name="表46.A2" office:value-type="string">
            <text:p text:style-name="P28">工事件名</text:p>
          </table:table-cell>
          <table:table-cell table:style-name="表46.A2" office:value-type="string">
            <text:p text:style-name="P30">箕輪町計画I敷地</text:p>
          </table:table-cell>
          <table:table-cell table:style-name="表46.D2" office:value-type="string">
            <text:p text:style-name="P30">箕輪町計画I敷地</text:p>
          </table:table-cell>
        </table:table-row>
        <table:table-row>
          <table:table-cell table:style-name="表46.A2" office:value-type="string">
            <text:p text:style-name="P28">4</text:p>
          </table:table-cell>
          <table:table-cell table:style-name="表46.A2" office:value-type="string">
            <text:p text:style-name="P28">作業時間</text:p>
          </table:table-cell>
          <table:table-cell table:style-name="表46.A2" office:value-type="string">
            <text:p text:style-name="P30">８：００－１７：００</text:p>
            <text:p text:style-name="P30">（定時）</text:p>
          </table:table-cell>
          <table:table-cell table:style-name="表46.D2" office:value-type="string">
            <text:p text:style-name="P30">８：００－１７：００</text:p>
            <text:p text:style-name="P30">（定時）</text:p>
          </table:table-cell>
        </table:table-row>
        <table:table-row>
          <table:table-cell table:style-name="表46.A2" office:value-type="string">
            <text:p text:style-name="P28">5</text:p>
          </table:table-cell>
          <table:table-cell table:style-name="表46.A2" office:value-type="string">
            <text:p text:style-name="P28">備考</text:p>
          </table:table-cell>
          <table:table-cell table:style-name="表46.A2" office:value-type="string">
            <text:p text:style-name="P30">-</text:p>
          </table:table-cell>
          <table:table-cell table:style-name="表46.D2" office:value-type="string">
            <text:p text:style-name="P30"/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5.18(</text:span><text:span text:style-name="T8">月</text:span><text:span text:style-name="T9">) ~ 2020.5.24(</text:span><text:span text:style-name="T8">日</text:span><text:span text:style-name="T9">)</text:span></text:p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9">5/22（金）</text:p>
          </table:table-cell>
          <table:table-cell table:style-name="表47.B1" office:value-type="string">
            <text:p text:style-name="P29">5/23（土）</text:p>
          </table:table-cell>
        </table:table-row>
        <table:table-row>
          <table:table-cell table:style-name="表47.A2" office:value-type="string">
            <text:p text:style-name="P27">○</text:p>
          </table:table-cell>
          <table:table-cell table:style-name="表47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5">期間</text:p>
          </table:table-cell>
          <table:table-cell table:style-name="表48.B1" office:value-type="string">
            <text:p text:style-name="P26"><text:s text:c="2"/>2020.5.11(月) ~ 2020.5.17(日)</text:p>
          </table:table-cell>
        </table:table-row>
        <table:table-row>
          <table:table-cell table:style-name="表48.A2" office:value-type="string">
            <text:p text:style-name="P23">合計</text:p>
          </table:table-cell>
          <table:table-cell table:style-name="表48.B2" office:value-type="string">
            <text:p text:style-name="P24"><text:s/>￥1,004 円</text:p>
          </table:table-cell>
        </table:table-row>
      </table:table>
      <text:p text:style-name="P38"/>
      <text:p text:style-name="P13"><text:soft-page-break/></text:p>
      <text:p text:style-name="P13">---------------------</text:p>
      <text:p text:style-name="P14">【作業員　岩淵謙 / 日報連絡、他】 <text:s text:c="2"/>2020.5.11(月) ~ 2020.5.17(日)</text:p>
      <text:p text:style-name="P13">[//]</text:p>
      <text:p text:style-name="P5"/>
      <text:p text:style-name="P5"/>
      <text:p text:style-name="P53"/>
      <text:p text:style-name="P5"/>
      <text:p text:style-name="P2">-------------------------------------------------------- [20200523_140643]</text:p>
      <text:p text:style-name="P10">お疲れさまです。<text:span text:style-name="T17">みなさん、いかがしてますか。マスクは足りてますか。会社の総務の方などが、用意してるかも知れませんね。</text:span></text:p>
      <text:p text:style-name="P12"/>
      <text:p text:style-name="P10"><text:span text:style-name="T17">来週の希望日、提出します。</text:span>よろしく願<text:span text:style-name="T17">いたく。</text:span>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１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 </text:span><text:span text:style-name="T21">作業希望日 （週１日　金、または、土）</text:span></text:p>
      <text:p text:style-name="P17"><text:span text:style-name="T8">　作業希望週　2020</text:span><text:span text:style-name="T9">.5.25(</text:span><text:span text:style-name="T8">月</text:span><text:span text:style-name="T9">) ~ 2020.5.31(</text:span><text:span text:style-name="T8">日</text:span><text:span text:style-name="T9">)</text:span></text:p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29">5/29（金）</text:p>
          </table:table-cell>
          <table:table-cell table:style-name="表50.B1" office:value-type="string">
            <text:p text:style-name="P29">5/30（土）</text:p>
          </table:table-cell>
        </table:table-row>
        <table:table-row>
          <table:table-cell table:style-name="表50.A2" office:value-type="string">
            <text:p text:style-name="P27">○</text:p>
          </table:table-cell>
          <table:table-cell table:style-name="表50.B2" office:value-type="string">
            <text:p text:style-name="P27">○</text:p>
          </table:table-cell>
        </table:table-row>
      </table:table>
      <text:p text:style-name="P34"/>
      <text:p text:style-name="P13">---------------------</text:p>
      <text:p text:style-name="P14">【作業員　岩淵謙 / 作業希望日】 2020<text:span text:style-name="T24">.5.25(</text:span>月<text:span text:style-name="T24">) ~ 2020.5.31(</text:span>日<text:span text:style-name="T24">)</text:span></text:p>
      <text:p text:style-name="P13">[//]</text:p>
      <text:p text:style-name="P5"/>
      <text:p text:style-name="P53">@@@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<text:soft-page-break/>①<text:span text:style-name="T17">日報</text:span></text:p>
      <table:table table:name="表49" table:style-name="表49">
        <table:table-column table:style-name="表49.A"/>
        <table:table-column table:style-name="表49.B"/>
        <table:table-column table:style-name="表49.C"/>
        <table:table-row>
          <table:table-cell table:style-name="表49.A1" office:value-type="string">
            <text:p text:style-name="P28">1</text:p>
          </table:table-cell>
          <table:table-cell table:style-name="表49.A1" office:value-type="string">
            <text:p text:style-name="P28">作業日</text:p>
          </table:table-cell>
          <table:table-cell table:style-name="表49.C1" office:value-type="string">
            <text:p text:style-name="P30">5/XX XX曜日</text:p>
          </table:table-cell>
        </table:table-row>
        <table:table-row>
          <table:table-cell table:style-name="表49.A2" office:value-type="string">
            <text:p text:style-name="P28">2</text:p>
          </table:table-cell>
          <table:table-cell table:style-name="表49.A2" office:value-type="string">
            <text:p text:style-name="P28">発注者</text:p>
          </table:table-cell>
          <table:table-cell table:style-name="表49.C2" office:value-type="string">
            <text:p text:style-name="P30">XXX（XXX）</text:p>
          </table:table-cell>
        </table:table-row>
        <table:table-row>
          <table:table-cell table:style-name="表49.A2" office:value-type="string">
            <text:p text:style-name="P28">3</text:p>
          </table:table-cell>
          <table:table-cell table:style-name="表49.A2" office:value-type="string">
            <text:p text:style-name="P28">工事件名</text:p>
          </table:table-cell>
          <table:table-cell table:style-name="表49.C2" office:value-type="string">
            <text:p text:style-name="P30">XXX</text:p>
          </table:table-cell>
        </table:table-row>
        <table:table-row>
          <table:table-cell table:style-name="表49.A2" office:value-type="string">
            <text:p text:style-name="P28">4</text:p>
          </table:table-cell>
          <table:table-cell table:style-name="表49.A2" office:value-type="string">
            <text:p text:style-name="P28">作業時間</text:p>
          </table:table-cell>
          <table:table-cell table:style-name="表49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49.A2" office:value-type="string">
            <text:p text:style-name="P28">5</text:p>
          </table:table-cell>
          <table:table-cell table:style-name="表49.A2" office:value-type="string">
            <text:p text:style-name="P28">備考</text:p>
          </table:table-cell>
          <table:table-cell table:style-name="表49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9">4/XX（金）</text:p>
          </table:table-cell>
          <table:table-cell table:style-name="表51.B1" office:value-type="string">
            <text:p text:style-name="P29">4/XX（土）</text:p>
          </table:table-cell>
        </table:table-row>
        <table:table-row>
          <table:table-cell table:style-name="表51.A2" office:value-type="string">
            <text:p text:style-name="P27">○</text:p>
          </table:table-cell>
          <table:table-cell table:style-name="表51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5">期間</text:p>
          </table:table-cell>
          <table:table-cell table:style-name="表52.B1" office:value-type="string">
            <text:p text:style-name="P26"><text:s text:c="2"/>2020.5.XX(月) ~ 2020.5.XX(日)</text:p>
          </table:table-cell>
        </table:table-row>
        <table:table-row>
          <table:table-cell table:style-name="表52.A2" office:value-type="string">
            <text:p text:style-name="P23">合計</text:p>
          </table:table-cell>
          <table:table-cell table:style-name="表52.B2" office:value-type="string">
            <text:p text:style-name="P24"><text:s/>￥XXX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5.XX(月) ~ 2020.5.XX(日)</text:p>
      <text:p text:style-name="P13">[//]</text:p>
      <text:p text:style-name="P5"/>
      <text:p text:style-name="P5"/>
      <text:p text:style-name="P5"/>
      <text:p text:style-name="P5"/>
      <text:p text:style-name="P5"/>
      <text:p text:style-name="P5">------------------------------------------- [TEMPLATE] 20200404_082959</text:p>
      <text:p text:style-name="P2">-------------------------------------------------------- [XXX]</text:p>
      <text:p text:style-name="P10">お疲れさまです。</text:p>
      <text:p text:style-name="P12">書類他、提出します。</text:p>
      <text:p text:style-name="P10">よろしくお願いします。</text:p>
      <text:p text:style-name="P35"/>
      <text:p text:style-name="P10">岩淵</text:p>
      <text:p text:style-name="P35"/>
      <text:p text:style-name="P18"><text:span text:style-name="T5">----------- </text:span><text:span text:style-name="T3">提出（</text:span><text:span text:style-name="T11"> </text:span><text:span text:style-name="T12">３</text:span><text:span text:style-name="T13"> </text:span><text:span text:style-name="T3">件） </text:span><text:span text:style-name="T5">-</text:span><text:span text:style-name="T4"> </text:span><text:span text:style-name="T5">-------------------</text:span></text:p>
      <text:p text:style-name="P11">①<text:span text:style-name="T17">日報</text:span></text:p>
      <table:table table:name="表36" table:style-name="表36">
        <table:table-column table:style-name="表36.A"/>
        <table:table-column table:style-name="表36.B"/>
        <table:table-column table:style-name="表36.C"/>
        <table:table-row>
          <table:table-cell table:style-name="表36.A1" office:value-type="string">
            <text:p text:style-name="P28">1</text:p>
          </table:table-cell>
          <table:table-cell table:style-name="表36.A1" office:value-type="string">
            <text:p text:style-name="P28">作業日</text:p>
          </table:table-cell>
          <table:table-cell table:style-name="表36.C1" office:value-type="string">
            <text:p text:style-name="P30">5/XX XX曜日</text:p>
          </table:table-cell>
        </table:table-row>
        <text:soft-page-break/>
        <table:table-row>
          <table:table-cell table:style-name="表36.A2" office:value-type="string">
            <text:p text:style-name="P28">2</text:p>
          </table:table-cell>
          <table:table-cell table:style-name="表36.A2" office:value-type="string">
            <text:p text:style-name="P28">発注者</text:p>
          </table:table-cell>
          <table:table-cell table:style-name="表36.C2" office:value-type="string">
            <text:p text:style-name="P30">XXX（XXX）</text:p>
          </table:table-cell>
        </table:table-row>
        <table:table-row>
          <table:table-cell table:style-name="表36.A2" office:value-type="string">
            <text:p text:style-name="P28">3</text:p>
          </table:table-cell>
          <table:table-cell table:style-name="表36.A2" office:value-type="string">
            <text:p text:style-name="P28">工事件名</text:p>
          </table:table-cell>
          <table:table-cell table:style-name="表36.C2" office:value-type="string">
            <text:p text:style-name="P30">XXX</text:p>
          </table:table-cell>
        </table:table-row>
        <table:table-row>
          <table:table-cell table:style-name="表36.A2" office:value-type="string">
            <text:p text:style-name="P28">4</text:p>
          </table:table-cell>
          <table:table-cell table:style-name="表36.A2" office:value-type="string">
            <text:p text:style-name="P28">作業時間</text:p>
          </table:table-cell>
          <table:table-cell table:style-name="表36.C2" office:value-type="string">
            <text:p text:style-name="P30">８：００－XX：００</text:p>
            <text:p text:style-name="P30">（定時）</text:p>
          </table:table-cell>
        </table:table-row>
        <table:table-row>
          <table:table-cell table:style-name="表36.A2" office:value-type="string">
            <text:p text:style-name="P28">5</text:p>
          </table:table-cell>
          <table:table-cell table:style-name="表36.A2" office:value-type="string">
            <text:p text:style-name="P28">備考</text:p>
          </table:table-cell>
          <table:table-cell table:style-name="表36.C2" office:value-type="string">
            <text:p text:style-name="P30">-</text:p>
          </table:table-cell>
        </table:table-row>
      </table:table>
      <text:p text:style-name="P32"/>
      <text:p text:style-name="P32">② <text:span text:style-name="T20">作業希望日 （週１日　金、または、土）</text:span></text:p>
      <text:p text:style-name="P17"><text:span text:style-name="T8">　作業希望週　2020</text:span><text:span text:style-name="T9">.5.XX(</text:span><text:span text:style-name="T8">月</text:span><text:span text:style-name="T9">) ~ 2020.5.XX(</text:span><text:span text:style-name="T8">日</text:span><text:span text:style-name="T9">)</text:span></text:p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9">4/XX（金）</text:p>
          </table:table-cell>
          <table:table-cell table:style-name="表38.B1" office:value-type="string">
            <text:p text:style-name="P29">4/XX（土）</text:p>
          </table:table-cell>
        </table:table-row>
        <table:table-row>
          <table:table-cell table:style-name="表38.A2" office:value-type="string">
            <text:p text:style-name="P27">○</text:p>
          </table:table-cell>
          <table:table-cell table:style-name="表38.B2" office:value-type="string">
            <text:p text:style-name="P27">○</text:p>
          </table:table-cell>
        </table:table-row>
      </table:table>
      <text:p text:style-name="P35"/>
      <text:p text:style-name="P32">③ 交通費申請</text:p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5">期間</text:p>
          </table:table-cell>
          <table:table-cell table:style-name="表39.B1" office:value-type="string">
            <text:p text:style-name="P26"><text:s text:c="2"/>2020.5.XX(月) ~ 2020.5.XX(日)</text:p>
          </table:table-cell>
        </table:table-row>
        <table:table-row>
          <table:table-cell table:style-name="表39.A2" office:value-type="string">
            <text:p text:style-name="P23">合計</text:p>
          </table:table-cell>
          <table:table-cell table:style-name="表39.B2" office:value-type="string">
            <text:p text:style-name="P24"><text:s/>￥XXX 円</text:p>
          </table:table-cell>
        </table:table-row>
      </table:table>
      <text:p text:style-name="P38"/>
      <text:p text:style-name="P13">---------------------</text:p>
      <text:p text:style-name="P14">【作業員　岩淵謙 / 日報連絡、他】 2020.5.XX(月) ~ 2020.5.XX(日)</text:p>
      <text:p text:style-name="P13">[//]</text:p>
      <text:p text:style-name="P5"/>
      <text:p text:style-name="P5"/>
      <text:p text:style-name="P5">/ ------------------------------------------- [TEMPLATE] 20200404_082959 /</text:p>
      <text:p text:style-name="P5"/>
      <text:p text:style-name="P5">------------------------------------------- [TEMPLATE] 20200224_131644</text:p>
      <text:p text:style-name="P2">-------------------------------------------------------- []</text:p>
      <text:p text:style-name="P6">お疲れさまです。</text:p>
      <text:p text:style-name="P6">作業日報の<text:span text:style-name="T17">提出です。</text:span></text:p>
      <text:p text:style-name="P6">よろしくお願いします。</text:p>
      <text:p text:style-name="Text_20_body"/>
      <text:p text:style-name="P6">岩淵</text:p>
      <text:p text:style-name="Text_20_body"/>
      <text:p text:style-name="P17"><text:span text:style-name="T1">----------- </text:span><text:span text:style-name="T2">提出（</text:span><text:span text:style-name="T11"> </text:span><text:span text:style-name="T10">１ </text:span><text:span text:style-name="T2">件） </text:span><text:span text:style-name="T1">-</text:span><text:span text:style-name="T4"> </text:span><text:span text:style-name="T1">-------------------</text:span></text:p>
      <text:p text:style-name="P8">①</text:p>
      <table:table table:name="表29" table:style-name="表29">
        <table:table-column table:style-name="表29.A"/>
        <table:table-column table:style-name="表29.B"/>
        <table:table-column table:style-name="表29.C"/>
        <table:table-row>
          <table:table-cell table:style-name="表29.A1" office:value-type="string">
            <text:p text:style-name="Table_20_Contents">1</text:p>
          </table:table-cell>
          <table:table-cell table:style-name="表29.A1" office:value-type="string">
            <text:p text:style-name="Table_20_Contents">作業日</text:p>
          </table:table-cell>
          <table:table-cell table:style-name="表29.C1" office:value-type="string">
            <text:p text:style-name="P22">3/XX 土曜日</text:p>
          </table:table-cell>
        </table:table-row>
        <table:table-row>
          <table:table-cell table:style-name="表29.A2" office:value-type="string">
            <text:p text:style-name="Table_20_Contents">2</text:p>
          </table:table-cell>
          <table:table-cell table:style-name="表29.A2" office:value-type="string">
            <text:p text:style-name="Table_20_Contents">発注者</text:p>
          </table:table-cell>
          <table:table-cell table:style-name="表29.C2" office:value-type="string">
            <text:p text:style-name="P22">テクノキャリア（扶桑電気）</text:p>
          </table:table-cell>
        </table:table-row>
        <table:table-row>
          <table:table-cell table:style-name="表29.A2" office:value-type="string">
            <text:p text:style-name="Table_20_Contents">3</text:p>
          </table:table-cell>
          <table:table-cell table:style-name="表29.A2" office:value-type="string">
            <text:p text:style-name="Table_20_Contents">工事件名</text:p>
          </table:table-cell>
          <table:table-cell table:style-name="表29.C2" office:value-type="string">
            <text:p text:style-name="P22">こぶしえん新築工事</text:p>
          </table:table-cell>
        </table:table-row>
        <table:table-row>
          <table:table-cell table:style-name="表29.A2" office:value-type="string">
            <text:p text:style-name="Table_20_Contents">4</text:p>
          </table:table-cell>
          <table:table-cell table:style-name="表29.A2" office:value-type="string">
            <text:p text:style-name="Table_20_Contents">人数</text:p>
          </table:table-cell>
          <table:table-cell table:style-name="表29.C2" office:value-type="string">
            <text:p text:style-name="P22">１名</text:p>
          </table:table-cell>
        </table:table-row>
        <table:table-row>
          <table:table-cell table:style-name="表29.A2" office:value-type="string">
            <text:p text:style-name="Table_20_Contents">5</text:p>
          </table:table-cell>
          <table:table-cell table:style-name="表29.A2" office:value-type="string">
            <text:p text:style-name="Table_20_Contents">作業時間</text:p>
          </table:table-cell>
          <table:table-cell table:style-name="表29.C2" office:value-type="string">
            <text:p text:style-name="P22">８：００－１７：００</text:p>
            <text:p text:style-name="P22">（定時）</text:p>
          </table:table-cell>
        </table:table-row>
        <table:table-row>
          <table:table-cell table:style-name="表29.A2" office:value-type="string">
            <text:p text:style-name="Table_20_Contents">6</text:p>
          </table:table-cell>
          <table:table-cell table:style-name="表29.A2" office:value-type="string">
            <text:p text:style-name="Table_20_Contents">備考</text:p>
          </table:table-cell>
          <table:table-cell table:style-name="表29.C2" office:value-type="string">
            <text:p text:style-name="P22"/>
          </table:table-cell>
        </table:table-row>
      </table:table>
      <text:p text:style-name="P31"/>
      <text:p text:style-name="P31"/>
      <text:p text:style-name="P5">---------------------</text:p>
      <text:p text:style-name="P5">【作業員　岩淵謙 / 日報連絡】 2020.3.XX.土</text:p>
      <text:p text:style-name="P5">[//]</text:p>
      <text:p text:style-name="P5"/>
      <text:p text:style-name="P5">/ ------------------------------------------- [TEMPLATE] 20200224_13s1644 /</text:p>
      <text:p text:style-name="P5"/>
      <text:p text:style-name="P4">-------------------------------------------------------- [STEPS] 20190602_101421</text:p>
      <text:list xml:id="list265638186629145387" text:style-name="L3">
        <text:list-item>
          <text:p text:style-name="P55">image file</text:p>
          <text:list>
            <text:list-item>
              <text:p text:style-name="P55">copy to : C:\WORKS_2\WS\WS_Others\towa_corpo</text:p>
            </text:list-item>
            <text:list-item>
              <text:p text:style-name="P55">change → file name</text:p>
            </text:list-item>
            <text:list-item>
              <text:p text:style-name="P55">DUP</text:p>
            </text:list-item>
            <text:list-item>
              <text:p text:style-name="P55">open the orig with paint</text:p>
            </text:list-item>
            <text:list-item>
              <text:p text:style-name="P55">change size → 25 % (<office:annotation office:name="__Annotation__14902_534617985"><dc:creator>iwabuchi ken</dc:creator><dc:date>2020-02-03T15:01:30.88</dc:date><text:p text:style-name="P66"><text:span text:style-name="T25">680 ==&gt; about</text:span></text:p></office:annotation>40 %, 680KB~<office:annotation-end office:name="__Annotation__14902_534617985"/>)</text:p>
            </text:list-item>
            <text:list-item>
              <text:p text:style-name="P55">close paint</text:p>
            </text:list-item>
          </text:list>
        </text:list-item>
        <text:list-item>
          <text:p text:style-name="P56">email<text:span text:style-name="T19"> </text:span><text:span text:style-name="T18">###</text:span></text:p>
          <text:list>
            <text:list-item>
              <text:p text:style-name="P56">C – N (new mail)</text:p>
            </text:list-item>
            <text:list-item>
              <text:p text:style-name="P56">attach image file</text:p>
            </text:list-item>
            <text:list-item>
              <text:p text:style-name="P56">open in-mail image file</text:p>
            </text:list-item>
            <text:list-item>
              <text:p text:style-name="P56">validate</text:p>
              <text:list>
                <text:list-item>
                  <text:p text:style-name="P56">終了時刻</text:p>
                </text:list-item>
                <text:list-item>
                  <text:p text:style-name="P56"><text:soft-page-break/>職長サイン</text:p>
                </text:list-item>
              </text:list>
            </text:list-item>
          </text:list>
        </text:list-item>
        <text:list-item>
          <text:p text:style-name="P55">doc</text:p>
          <text:list>
            <text:list-item>
              <text:p text:style-name="P55">prev lines → DUP</text:p>
            </text:list-item>
            <text:list-item>
              <text:p text:style-name="P55">enter data</text:p>
              <text:list>
                <text:list-item>
                  <text:p text:style-name="P56">作業について</text:p>
                  <text:list>
                    <text:list-item>
                      <text:p text:style-name="P55">作業日</text:p>
                    </text:list-item>
                    <text:list-item>
                      <text:p text:style-name="P55">発注者</text:p>
                    </text:list-item>
                    <text:list-item>
                      <text:p text:style-name="P55">工事件名</text:p>
                    </text:list-item>
                    <text:list-item>
                      <text:p text:style-name="P56">作業時間</text:p>
                    </text:list-item>
                  </text:list>
                </text:list-item>
                <text:list-item>
                  <text:p text:style-name="P56">タイトル文字列</text:p>
                </text:list-item>
              </text:list>
            </text:list-item>
          </text:list>
        </text:list-item>
        <text:list-item>
          <text:p text:style-name="P40">email</text:p>
          <text:list>
            <text:list-item>
              <text:p text:style-name="P40">C/P</text:p>
              <text:list>
                <text:list-item>
                  <text:p text:style-name="P41">本文</text:p>
                </text:list-item>
                <text:list-item>
                  <text:p text:style-name="P40">subject</text:p>
                </text:list-item>
              </text:list>
            </text:list-item>
            <text:list-item>
              <text:p text:style-name="P40">validate</text:p>
              <text:list>
                <text:list-item>
                  <text:p text:style-name="P55">作業日</text:p>
                </text:list-item>
                <text:list-item>
                  <text:p text:style-name="P55">発注者</text:p>
                </text:list-item>
                <text:list-item>
                  <text:p text:style-name="P55">工事件名</text:p>
                </text:list-item>
                <text:list-item>
                  <text:p text:style-name="P56">作業時間</text:p>
                </text:list-item>
              </text:list>
            </text:list-item>
            <text:list-item>
              <text:p text:style-name="P41">F6 (“To”) → “yoko” &gt; Ret</text:p>
            </text:list-item>
            <text:list-item>
              <text:p text:style-name="P41">C – Ret (send)</text:p>
            </text:list-item>
            <text:list-item>
              <text:p text:style-name="P41">review → sent mail</text:p>
              <text:list>
                <text:list-item>
                  <text:p text:style-name="P41">送信先</text:p>
                </text:list-item>
                <text:list-item>
                  <text:p text:style-name="P41">日付</text:p>
                  <text:list>
                    <text:list-item>
                      <text:p text:style-name="P41">日報に書いた日付</text:p>
                    </text:list-item>
                    <text:list-item>
                      <text:p text:style-name="P41">メールの「件名」の日付（日報のそれと同じか？）</text:p>
                    </text:list-item>
                  </text:list>
                </text:list-item>
                <text:list-item>
                  <text:p text:style-name="P41"><text:soft-page-break/>サイン</text:p>
                  <text:list>
                    <text:list-item>
                      <text:p text:style-name="P41">職長</text:p>
                    </text:list-item>
                    <text:list-item>
                      <text:p text:style-name="P41">発注者</text:p>
                    </text:list-item>
                  </text:list>
                </text:list-item>
                <text:list-item>
                  <text:p text:style-name="P41">時間</text:p>
                  <text:list>
                    <text:list-item>
                      <text:p text:style-name="P41">開始</text:p>
                    </text:list-item>
                    <text:list-item>
                      <text:p text:style-name="P41">終了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doc</text:p>
          <text:list>
            <text:list-item>
              <text:p text:style-name="P41">move → “@@@” string</text:p>
            </text:list-item>
          </text:list>
        </text:list-item>
      </text:list>
      <text:p text:style-name="P37"/>
      <text:p text:style-name="P3">/-------------------------------------------------------- [/STEPS] 20190602_101421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16:51:56.85</meta:creation-date>
    <dc:date>2020-05-23T14:15:48.90</dc:date>
    <dc:creator>iwabuchi ken</dc:creator>
    <meta:editing-duration>PT10H54M16S</meta:editing-duration>
    <meta:editing-cycles>73</meta:editing-cycles>
    <meta:generator>OpenOffice/4.1.3$Win32 OpenOffice.org_project/413m1$Build-9783</meta:generator>
    <meta:document-statistic meta:table-count="52" meta:image-count="0" meta:object-count="0" meta:page-count="31" meta:paragraph-count="1226" meta:word-count="6313" meta:character-count="13600"/>
  </office:meta>
</office:document-meta>
</file>